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Alef" svg:font-family="Alef" style:font-pitch="variable"/>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1" style:family="table-row">
      <style:table-row-properties style:min-row-height="9.71cm"/>
    </style:style>
    <style:style style:name="Tabla1.A1" style:family="table-cell">
      <style:table-cell-properties fo:padding="0.097cm" fo:border="0.05pt solid #000000"/>
    </style:style>
    <style:style style:name="Tabla2" style:family="table">
      <style:table-properties style:width="17cm" fo:margin-left="0cm" fo:margin-right="0cm" table:align="margins"/>
    </style:style>
    <style:style style:name="Tabla2.A" style:family="table-column">
      <style:table-column-properties style:column-width="17cm" style:rel-column-width="65535*"/>
    </style:style>
    <style:style style:name="Tabla2.1" style:family="table-row">
      <style:table-row-properties style:min-row-height="8.511cm"/>
    </style:style>
    <style:style style:name="Tabla2.A1" style:family="table-cell">
      <style:table-cell-properties fo:padding="0.097cm" fo:border="0.05pt solid #000000"/>
    </style:style>
    <style:style style:name="Tabla3" style:family="table">
      <style:table-properties style:width="17cm" fo:margin-left="0cm" fo:margin-right="0cm" table:align="margins"/>
    </style:style>
    <style:style style:name="Tabla3.A" style:family="table-column">
      <style:table-column-properties style:column-width="17cm" style:rel-column-width="65535*"/>
    </style:style>
    <style:style style:name="Tabla3.1" style:family="table-row">
      <style:table-row-properties style:min-row-height="8.511cm"/>
    </style:style>
    <style:style style:name="Tabla3.A1" style:family="table-cell">
      <style:table-cell-properties fo:padding="0.097cm" fo:border="0.05pt solid #000000"/>
    </style:style>
    <style:style style:name="Tabla4" style:family="table">
      <style:table-properties style:width="17cm" fo:margin-left="0cm" fo:margin-right="0cm" table:align="margins"/>
    </style:style>
    <style:style style:name="Tabla4.A" style:family="table-column">
      <style:table-column-properties style:column-width="17cm" style:rel-column-width="65535*"/>
    </style:style>
    <style:style style:name="Tabla4.1" style:family="table-row">
      <style:table-row-properties style:min-row-height="11.797cm"/>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6" style:family="table">
      <style:table-properties style:width="17.621cm" fo:margin-left="-0.36cm" table:align="left"/>
    </style:style>
    <style:style style:name="Tabla6.A" style:family="table-column">
      <style:table-column-properties style:column-width="8.864cm"/>
    </style:style>
    <style:style style:name="Tabla6.B" style:family="table-column">
      <style:table-column-properties style:column-width="8.758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left="none" fo:border-right="0.05pt solid #000000" fo:border-top="0.05pt solid #000000" fo:border-bottom="0.05pt solid #000000"/>
    </style:style>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style:text-underline-style="solid" style:text-underline-width="auto" style:text-underline-color="font-color" officeooo:rsid="0000790f" officeooo:paragraph-rsid="0000790f"/>
    </style:style>
    <style:style style:name="P3" style:family="paragraph" style:parent-style-name="Text_20_body">
      <style:text-properties style:font-name="Arial" style:text-underline-style="solid" style:text-underline-width="auto" style:text-underline-color="font-color" officeooo:rsid="000c7d43" officeooo:paragraph-rsid="000c7d43"/>
    </style:style>
    <style:style style:name="P4" style:family="paragraph" style:parent-style-name="Text_20_body">
      <style:text-properties style:font-name="Arial" style:text-underline-style="solid" style:text-underline-width="auto" style:text-underline-color="font-color" officeooo:rsid="0000afce" officeooo:paragraph-rsid="0000afce"/>
    </style:style>
    <style:style style:name="P5" style:family="paragraph" style:parent-style-name="Text_20_body">
      <style:text-properties style:font-name="Arial" style:text-underline-style="solid" style:text-underline-width="auto" style:text-underline-color="font-color" officeooo:rsid="001b6466" officeooo:paragraph-rsid="001b6466"/>
    </style:style>
    <style:style style:name="P6" style:family="paragraph" style:parent-style-name="Text_20_body">
      <style:text-properties officeooo:paragraph-rsid="001b6466"/>
    </style:style>
    <style:style style:name="P7" style:family="paragraph" style:parent-style-name="Contents_20_Heading">
      <style:paragraph-properties fo:text-align="end" style:justify-single-word="false" fo:padding-left="0cm" fo:padding-right="0cm" fo:padding-top="0cm" fo:padding-bottom="0.074cm" fo:border-left="none" fo:border-right="none" fo:border-top="none" fo:border-bottom="0.99pt solid #000000" style:join-border="false"/>
      <style:text-properties style:font-name="Arial"/>
    </style:style>
    <style:style style:name="P8" style:family="paragraph" style:parent-style-name="Table_20_Contents">
      <style:text-properties style:font-name="Arial"/>
    </style:style>
    <style:style style:name="P9" style:family="paragraph" style:parent-style-name="Table_20_Contents">
      <style:text-properties style:font-name="Arial" officeooo:paragraph-rsid="001064a7"/>
    </style:style>
    <style:style style:name="P10" style:family="paragraph" style:parent-style-name="Table_20_Contents">
      <style:text-properties style:font-name="Arial" officeooo:paragraph-rsid="00116edc"/>
    </style:style>
    <style:style style:name="P11" style:family="paragraph" style:parent-style-name="Standard">
      <style:text-properties officeooo:paragraph-rsid="00116edc"/>
    </style:style>
    <style:style style:name="P12" style:family="paragraph" style:parent-style-name="Standard">
      <style:text-properties style:font-name="Arial" officeooo:rsid="00158a7c" officeooo:paragraph-rsid="00158a7c"/>
    </style:style>
    <style:style style:name="P13" style:family="paragraph" style:parent-style-name="Standard">
      <style:text-properties style:font-name="Arial" officeooo:rsid="00158a7c" officeooo:paragraph-rsid="00198d9c"/>
    </style:style>
    <style:style style:name="P14" style:family="paragraph" style:parent-style-name="Standard">
      <style:text-properties style:font-name="Arial" officeooo:rsid="0016c476" officeooo:paragraph-rsid="0016c476"/>
    </style:style>
    <style:style style:name="P15" style:family="paragraph" style:parent-style-name="Text_20_body">
      <style:paragraph-properties fo:margin-top="0cm" fo:margin-bottom="0cm" loext:contextual-spacing="false" fo:line-height="115%"/>
      <style:text-properties style:font-name="Arial" style:text-underline-style="none" officeooo:rsid="000408ba" officeooo:paragraph-rsid="000408ba"/>
    </style:style>
    <style:style style:name="P16" style:family="paragraph" style:parent-style-name="Text_20_body">
      <style:paragraph-properties fo:margin-top="0cm" fo:margin-bottom="0cm" loext:contextual-spacing="false"/>
      <style:text-properties style:font-name="Arial" style:text-underline-style="none" officeooo:rsid="0007992d" officeooo:paragraph-rsid="0007992d"/>
    </style:style>
    <style:style style:name="P17" style:family="paragraph" style:parent-style-name="Text_20_body">
      <style:paragraph-properties fo:margin-top="0cm" fo:margin-bottom="0cm" loext:contextual-spacing="false"/>
      <style:text-properties style:font-name="Arial" style:text-underline-style="none" officeooo:rsid="000e643b" officeooo:paragraph-rsid="000e643b"/>
    </style:style>
    <style:style style:name="P18" style:family="paragraph" style:parent-style-name="Text_20_body">
      <style:paragraph-properties fo:margin-top="0cm" fo:margin-bottom="0cm" loext:contextual-spacing="false" fo:break-before="page"/>
      <style:text-properties style:font-name="Arial" style:text-underline-style="solid" style:text-underline-width="auto" style:text-underline-color="font-color" officeooo:rsid="000e643b" officeooo:paragraph-rsid="000e643b"/>
    </style:style>
    <style:style style:name="P19" style:family="paragraph" style:parent-style-name="Text_20_body">
      <style:paragraph-properties fo:break-before="page"/>
      <style:text-properties style:font-name="Arial" style:text-underline-style="none" officeooo:rsid="0000afce" officeooo:paragraph-rsid="0000afce"/>
    </style:style>
    <style:style style:name="P20" style:family="paragraph" style:parent-style-name="Table_20_Contents">
      <style:paragraph-properties fo:text-align="start" style:justify-single-word="false"/>
      <style:text-properties style:font-name="Arial" fo:font-size="8pt" officeooo:rsid="001f85b4" officeooo:paragraph-rsid="001f85b4" style:font-size-asian="7pt" style:font-size-complex="8pt"/>
    </style:style>
    <style:style style:name="P21" style:family="paragraph" style:parent-style-name="Standard" style:list-style-name="L2">
      <style:text-properties style:font-name="Arial" officeooo:rsid="00158a7c" officeooo:paragraph-rsid="00158a7c"/>
    </style:style>
    <style:style style:name="P22" style:family="paragraph" style:parent-style-name="Standard">
      <style:text-properties style:font-name="Arial" officeooo:rsid="0016c476" officeooo:paragraph-rsid="0016c476"/>
    </style:style>
    <style:style style:name="P23" style:family="paragraph" style:parent-style-name="Standard">
      <style:paragraph-properties fo:text-align="start" style:justify-single-word="false"/>
      <style:text-properties style:font-name="Courier New" fo:font-size="8pt" style:font-size-asian="7pt" style:font-size-complex="8pt"/>
    </style:style>
    <style:style style:name="P24" style:family="paragraph" style:parent-style-name="Standard">
      <style:paragraph-properties fo:text-align="start" style:justify-single-word="false"/>
      <style:text-properties fo:color="#000000" style:font-name="Courier New" fo:font-size="8pt" style:font-size-asian="7pt" style:font-size-complex="8pt"/>
    </style:style>
    <style:style style:name="P25" style:family="paragraph" style:parent-style-name="Standard">
      <style:text-properties officeooo:rsid="001f85b4" officeooo:paragraph-rsid="001f85b4"/>
    </style:style>
    <style:style style:name="P26" style:family="paragraph" style:parent-style-name="Standard">
      <style:text-properties fo:font-style="italic" officeooo:rsid="002036f5" officeooo:paragraph-rsid="002036f5" style:font-style-asian="italic" style:font-style-complex="italic"/>
    </style:style>
    <style:style style:name="P27" style:family="paragraph" style:parent-style-name="Standard">
      <style:text-properties officeooo:paragraph-rsid="0022139f"/>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Standard">
      <style:paragraph-properties fo:margin-left="0cm" fo:margin-right="0cm" fo:text-align="start" style:justify-single-word="false" fo:text-indent="0cm" style:auto-text-indent="false"/>
      <style:text-properties officeooo:paragraph-rsid="001f4b5d"/>
    </style:style>
    <style:style style:name="P30" style:family="paragraph" style:parent-style-name="Standard">
      <style:paragraph-properties fo:margin-left="0cm" fo:margin-right="0cm" fo:text-align="start" style:justify-single-word="false" fo:text-indent="0cm" style:auto-text-indent="false"/>
      <style:text-properties officeooo:paragraph-rsid="001f72b6"/>
    </style:style>
    <style:style style:name="P31" style:family="paragraph" style:parent-style-name="Standard">
      <style:paragraph-properties fo:margin-left="0cm" fo:margin-right="0cm" fo:text-align="start" style:justify-single-word="false" fo:text-indent="0cm" style:auto-text-indent="false"/>
      <style:text-properties officeooo:paragraph-rsid="001f85b4"/>
    </style:style>
    <style:style style:name="P32" style:family="paragraph" style:parent-style-name="Standard">
      <style:paragraph-properties fo:margin-left="0cm" fo:margin-right="0cm" fo:text-align="start" style:justify-single-word="false" fo:text-indent="0cm" style:auto-text-indent="false"/>
      <style:text-properties officeooo:paragraph-rsid="0022139f"/>
    </style:style>
    <style:style style:name="P33" style:family="paragraph" style:parent-style-name="Standard">
      <style:paragraph-properties fo:margin-left="0cm" fo:margin-right="0cm" fo:text-align="start" style:justify-single-word="false" fo:text-indent="0cm" style:auto-text-indent="false"/>
      <style:text-properties officeooo:paragraph-rsid="00227f97"/>
    </style:style>
    <style:style style:name="P34" style:family="paragraph" style:parent-style-name="Standard">
      <style:paragraph-properties fo:margin-left="0cm" fo:margin-right="0cm" fo:text-align="start" style:justify-single-word="false" fo:text-indent="0cm" style:auto-text-indent="false"/>
      <style:text-properties officeooo:paragraph-rsid="00229cae"/>
    </style:style>
    <style:style style:name="P35"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36" style:family="paragraph" style:parent-style-name="Standard">
      <style:paragraph-properties fo:margin-left="0cm" fo:margin-right="0cm" fo:text-align="start" style:justify-single-word="false" fo:text-indent="0cm" style:auto-text-indent="false"/>
      <style:text-properties style:font-name="Consolas1" fo:font-size="10pt" officeooo:paragraph-rsid="0022139f" style:font-size-asian="10pt"/>
    </style:style>
    <style:style style:name="P37" style:family="paragraph" style:parent-style-name="Standard">
      <style:paragraph-properties fo:margin-left="0cm" fo:margin-right="0cm" fo:text-align="start" style:justify-single-word="false" fo:text-indent="0cm" style:auto-text-indent="false"/>
      <style:text-properties style:font-name="Consolas1" fo:font-size="10pt" officeooo:paragraph-rsid="00227f97" style:font-size-asian="10pt"/>
    </style:style>
    <style:style style:name="P38" style:family="paragraph" style:parent-style-name="Standard">
      <style:paragraph-properties fo:margin-left="0cm" fo:margin-right="0cm" fo:text-align="start" style:justify-single-word="false" fo:text-indent="0cm" style:auto-text-indent="false"/>
      <style:text-properties fo:color="#000000"/>
    </style:style>
    <style:style style:name="P39" style:family="paragraph" style:parent-style-name="Standard">
      <style:paragraph-properties fo:margin-left="0cm" fo:margin-right="0cm" fo:text-align="start" style:justify-single-word="false" fo:text-indent="0cm" style:auto-text-indent="false"/>
      <style:text-properties fo:color="#000000" officeooo:paragraph-rsid="001f4b5d"/>
    </style:style>
    <style:style style:name="P40" style:family="paragraph" style:parent-style-name="Standard">
      <style:paragraph-properties fo:margin-left="0cm" fo:margin-right="0cm" fo:text-align="start" style:justify-single-word="false" fo:text-indent="0cm" style:auto-text-indent="false"/>
      <style:text-properties fo:color="#000000" officeooo:paragraph-rsid="001f72b6"/>
    </style:style>
    <style:style style:name="P41" style:family="paragraph" style:parent-style-name="Standard">
      <style:paragraph-properties fo:margin-left="0cm" fo:margin-right="0cm" fo:text-align="start" style:justify-single-word="false" fo:text-indent="0cm" style:auto-text-indent="false"/>
      <style:text-properties fo:color="#000000" officeooo:paragraph-rsid="001f85b4"/>
    </style:style>
    <style:style style:name="P42" style:family="paragraph" style:parent-style-name="Standard">
      <style:paragraph-properties fo:margin-left="0cm" fo:margin-right="0cm" fo:text-align="start" style:justify-single-word="false" fo:text-indent="0cm" style:auto-text-indent="false"/>
      <style:text-properties fo:color="#000000" officeooo:paragraph-rsid="0022139f"/>
    </style:style>
    <style:style style:name="P43" style:family="paragraph" style:parent-style-name="Standard">
      <style:paragraph-properties fo:margin-left="0cm" fo:margin-right="0cm" fo:text-align="start" style:justify-single-word="false" fo:text-indent="0cm" style:auto-text-indent="false"/>
      <style:text-properties fo:color="#000000" officeooo:paragraph-rsid="00227f97"/>
    </style:style>
    <style:style style:name="P44" style:family="paragraph" style:parent-style-name="Standard">
      <style:paragraph-properties fo:margin-left="0cm" fo:margin-right="0cm" fo:text-align="start" style:justify-single-word="false" fo:text-indent="0cm" style:auto-text-indent="false"/>
      <style:text-properties fo:color="#000000" officeooo:paragraph-rsid="00229cae"/>
    </style:style>
    <style:style style:name="P45" style:family="paragraph" style:parent-style-name="Standard">
      <style:paragraph-properties fo:margin-left="0cm" fo:margin-right="0cm" fo:text-align="start" style:justify-single-word="false" fo:text-indent="0cm" style:auto-text-indent="false"/>
      <style:text-properties fo:color="#000000" style:font-name="Arial" fo:font-size="8pt" officeooo:rsid="001f4b5d" officeooo:paragraph-rsid="001f4b5d" style:font-size-asian="8pt" style:font-size-complex="8pt"/>
    </style:style>
    <style:style style:name="P46" style:family="paragraph" style:parent-style-name="Standard">
      <style:paragraph-properties fo:margin-left="0cm" fo:margin-right="0cm" fo:text-align="start" style:justify-single-word="false" fo:text-indent="0cm" style:auto-text-indent="false"/>
      <style:text-properties fo:color="#000000" style:font-name="Arial" fo:font-size="8pt" officeooo:rsid="001f4b5d" officeooo:paragraph-rsid="001f72b6" style:font-size-asian="8pt" style:font-size-complex="8pt"/>
    </style:style>
    <style:style style:name="P47" style:family="paragraph" style:parent-style-name="Standard">
      <style:paragraph-properties fo:margin-left="0cm" fo:margin-right="0cm" fo:text-align="start" style:justify-single-word="false" fo:text-indent="0cm" style:auto-text-indent="false"/>
      <style:text-properties fo:color="#000000" style:font-name="Arial" fo:font-size="8pt" officeooo:rsid="00227f97" officeooo:paragraph-rsid="00227f97" style:font-size-asian="8pt" style:font-size-complex="8pt"/>
    </style:style>
    <style:style style:name="P48" style:family="paragraph" style:parent-style-name="Standard">
      <style:paragraph-properties fo:margin-left="0cm" fo:margin-right="0cm" fo:text-align="start" style:justify-single-word="false" fo:text-indent="0cm" style:auto-text-indent="false"/>
      <style:text-properties fo:color="#000000" style:font-name="Arial" fo:font-size="8pt" officeooo:paragraph-rsid="00227f97" style:font-size-asian="8pt"/>
    </style:style>
    <style:style style:name="P49" style:family="paragraph" style:parent-style-name="Standard">
      <style:paragraph-properties fo:margin-left="0cm" fo:margin-right="0cm" fo:text-align="start" style:justify-single-word="false" fo:text-indent="0cm" style:auto-text-indent="false"/>
      <style:text-properties fo:color="#000000" fo:background-color="#81d41a"/>
    </style:style>
    <style:style style:name="P50"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51" style:family="paragraph" style:parent-style-name="Standard">
      <style:paragraph-properties fo:margin-left="0cm" fo:margin-right="0cm" fo:text-align="start" style:justify-single-word="false" fo:text-indent="0cm" style:auto-text-indent="false"/>
      <style:text-properties officeooo:rsid="001dfab0"/>
    </style:style>
    <style:style style:name="P52" style:family="paragraph" style:parent-style-name="Standard">
      <style:paragraph-properties fo:margin-left="0cm" fo:margin-right="0cm" fo:text-align="start" style:justify-single-word="false" fo:text-indent="0cm" style:auto-text-indent="false"/>
      <style:text-properties style:font-name="Arial" fo:font-size="8pt" officeooo:rsid="001f85b4" officeooo:paragraph-rsid="0022139f" style:font-size-asian="7pt" style:font-size-complex="8pt"/>
    </style:style>
    <style:style style:name="P53"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 officeooo:rsid="001f4b5d" officeooo:paragraph-rsid="00227f97"/>
    </style:style>
    <style:style style:name="P54"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 fo:font-size="8pt" officeooo:rsid="00227f97" officeooo:paragraph-rsid="00227f97" style:font-size-asian="8pt" style:font-size-complex="8pt"/>
    </style:style>
    <style:style style:name="P55" style:family="paragraph" style:parent-style-name="Standard">
      <style:paragraph-properties fo:margin-left="0cm" fo:margin-right="0cm" fo:text-align="start" style:justify-single-word="false" fo:text-indent="0cm" style:auto-text-indent="false" fo:break-before="page"/>
      <style:text-properties officeooo:rsid="001dfab0"/>
    </style:style>
    <style:style style:name="P56" style:family="paragraph" style:parent-style-name="Standard">
      <style:paragraph-properties fo:margin-top="0cm" fo:margin-bottom="0cm" loext:contextual-spacing="false"/>
      <style:text-properties fo:color="#000000" officeooo:rsid="001dfab0" officeooo:paragraph-rsid="001f4b5d"/>
    </style:style>
    <style:style style:name="P57" style:family="paragraph" style:parent-style-name="Standard">
      <style:paragraph-properties fo:margin-top="0cm" fo:margin-bottom="0cm" loext:contextual-spacing="false"/>
      <style:text-properties fo:color="#000000" style:font-name="Arial" officeooo:rsid="001f4b5d" officeooo:paragraph-rsid="001f4b5d"/>
    </style:style>
    <style:style style:name="P58" style:family="paragraph" style:parent-style-name="Standard">
      <style:paragraph-properties fo:margin-top="0cm" fo:margin-bottom="0cm" loext:contextual-spacing="false" fo:text-align="start" style:justify-single-word="false"/>
      <style:text-properties fo:color="#000000" style:font-name="Arial" fo:font-size="8pt" officeooo:rsid="001f4b5d" officeooo:paragraph-rsid="001f85b4" style:font-size-asian="7pt" style:font-size-complex="8pt"/>
    </style:style>
    <style:style style:name="P59" style:family="paragraph" style:parent-style-name="Heading_20_3">
      <style:paragraph-properties fo:text-align="center" style:justify-single-word="false"/>
      <style:text-properties style:font-name="Arial"/>
    </style:style>
    <style:style style:name="P60" style:family="paragraph" style:parent-style-name="Heading_20_1">
      <style:paragraph-properties fo:text-align="center" style:justify-single-word="false"/>
      <style:text-properties style:font-name="Arial"/>
    </style:style>
    <style:style style:name="P61" style:family="paragraph" style:parent-style-name="Heading_20_5">
      <style:text-properties style:font-name="Arial" style:text-underline-style="solid" style:text-underline-width="auto" style:text-underline-color="font-color" officeooo:rsid="0000790f" officeooo:paragraph-rsid="0000790f"/>
    </style:style>
    <style:style style:name="P62" style:family="paragraph" style:parent-style-name="Heading_20_5">
      <style:paragraph-properties fo:break-before="page"/>
    </style:style>
    <style:style style:name="P63" style:family="paragraph" style:parent-style-name="Text_20_body" style:list-style-name="L1">
      <style:paragraph-properties fo:margin-top="0cm" fo:margin-bottom="0cm" loext:contextual-spacing="false"/>
      <style:text-properties style:font-name="Arial" style:text-underline-style="none" officeooo:rsid="0000afce" officeooo:paragraph-rsid="0000afce"/>
    </style:style>
    <style:style style:name="P64" style:family="paragraph" style:parent-style-name="Text_20_body" style:list-style-name="L1">
      <style:paragraph-properties fo:margin-top="0cm" fo:margin-bottom="0cm" loext:contextual-spacing="false"/>
      <style:text-properties style:font-name="Arial" style:text-underline-style="none" officeooo:rsid="0009ff2b" officeooo:paragraph-rsid="0009ff2b"/>
    </style:style>
    <style:style style:name="P65" style:family="paragraph" style:parent-style-name="Text_20_body" style:list-style-name="L1">
      <style:paragraph-properties fo:margin-top="0cm" fo:margin-bottom="0cm" loext:contextual-spacing="false"/>
      <style:text-properties style:font-name="Arial" style:text-underline-style="none" officeooo:rsid="000213ec" officeooo:paragraph-rsid="000213ec"/>
    </style:style>
    <style:style style:name="P66" style:family="paragraph" style:parent-style-name="Text_20_body" style:list-style-name="L1">
      <style:paragraph-properties fo:margin-top="0cm" fo:margin-bottom="0cm" loext:contextual-spacing="false"/>
      <style:text-properties style:font-name="Arial" style:text-underline-style="none" officeooo:rsid="0006ba6d" officeooo:paragraph-rsid="0006ba6d"/>
    </style:style>
    <style:style style:name="P67" style:family="paragraph" style:parent-style-name="Text_20_body" style:list-style-name="L1">
      <style:paragraph-properties fo:margin-top="0cm" fo:margin-bottom="0cm" loext:contextual-spacing="false"/>
      <style:text-properties style:font-name="Arial" style:text-underline-style="none" officeooo:rsid="0007992d" officeooo:paragraph-rsid="0007992d"/>
    </style:style>
    <style:style style:name="P68" style:family="paragraph" style:parent-style-name="Text_20_body" style:list-style-name="L1">
      <style:paragraph-properties fo:margin-top="0cm" fo:margin-bottom="0cm" loext:contextual-spacing="false"/>
      <style:text-properties style:font-name="Arial" style:text-underline-style="none" officeooo:rsid="0008a1d2" officeooo:paragraph-rsid="0007992d"/>
    </style:style>
    <style:style style:name="P69" style:family="paragraph" style:parent-style-name="Text_20_body" style:list-style-name="L1">
      <style:paragraph-properties fo:margin-top="0cm" fo:margin-bottom="0cm" loext:contextual-spacing="false"/>
      <style:text-properties officeooo:rsid="000408ba" officeooo:paragraph-rsid="000408ba"/>
    </style:style>
    <style:style style:name="P70" style:family="paragraph" style:parent-style-name="Text_20_body" style:list-style-name="L1">
      <style:paragraph-properties fo:margin-top="0cm" fo:margin-bottom="0cm" loext:contextual-spacing="false"/>
      <style:text-properties officeooo:rsid="0006ba6d" officeooo:paragraph-rsid="0007992d"/>
    </style:style>
    <style:style style:name="P71" style:family="paragraph" style:parent-style-name="Text_20_body" style:list-style-name="L1">
      <style:paragraph-properties fo:margin-top="0cm" fo:margin-bottom="0cm" loext:contextual-spacing="false"/>
      <style:text-properties officeooo:rsid="0007992d" officeooo:paragraph-rsid="0007992d"/>
    </style:style>
    <style:style style:name="P72" style:family="paragraph" style:parent-style-name="Text_20_body">
      <style:paragraph-properties fo:margin-top="0cm" fo:margin-bottom="0cm" loext:contextual-spacing="false"/>
      <style:text-properties officeooo:rsid="001dfab0" officeooo:paragraph-rsid="001dfab0"/>
    </style:style>
    <style:style style:name="P73" style:family="paragraph" style:parent-style-name="Text_20_body">
      <style:paragraph-properties fo:margin-top="0cm" fo:margin-bottom="0cm" loext:contextual-spacing="false"/>
      <style:text-properties officeooo:rsid="001dfab0" officeooo:paragraph-rsid="001f4b5d"/>
    </style:style>
    <style:style style:name="P74" style:family="paragraph" style:parent-style-name="Text_20_body">
      <style:paragraph-properties fo:margin-top="0cm" fo:margin-bottom="0cm" loext:contextual-spacing="false"/>
      <style:text-properties officeooo:rsid="001dfab0" officeooo:paragraph-rsid="001f85b4"/>
    </style:style>
    <style:style style:name="P75" style:family="paragraph" style:parent-style-name="Text_20_body">
      <style:paragraph-properties fo:margin-top="0cm" fo:margin-bottom="0cm" loext:contextual-spacing="false"/>
      <style:text-properties fo:font-style="italic" officeooo:paragraph-rsid="001dfab0" style:font-style-asian="italic" style:font-style-complex="italic"/>
    </style:style>
    <style:style style:name="P76" style:family="paragraph" style:parent-style-name="Text_20_body">
      <style:paragraph-properties fo:margin-top="0cm" fo:margin-bottom="0cm" loext:contextual-spacing="false"/>
      <style:text-properties fo:font-style="italic" officeooo:rsid="001dfab0" officeooo:paragraph-rsid="001dfab0" style:font-style-asian="italic" style:font-style-complex="italic"/>
    </style:style>
    <style:style style:name="P77" style:family="paragraph" style:parent-style-name="Text_20_body">
      <style:paragraph-properties fo:margin-top="0cm" fo:margin-bottom="0cm" loext:contextual-spacing="false"/>
      <style:text-properties fo:font-style="italic" style:text-underline-style="none" officeooo:rsid="001dfab0" officeooo:paragraph-rsid="001dfab0" style:font-style-asian="italic" style:font-style-complex="italic"/>
    </style:style>
    <style:style style:name="P78" style:family="paragraph" style:parent-style-name="Text_20_body" style:list-style-name="L1">
      <style:paragraph-properties fo:margin-top="0cm" fo:margin-bottom="0cm" loext:contextual-spacing="false" fo:break-before="page"/>
      <style:text-properties style:font-name="Arial" style:text-underline-style="none" officeooo:rsid="000408ba" officeooo:paragraph-rsid="000408ba"/>
    </style:style>
    <style:style style:name="P79" style:family="paragraph">
      <style:paragraph-properties fo:text-align="center"/>
    </style:style>
    <style:style style:name="P80" style:family="paragraph">
      <loext:graphic-properties draw:fill-color="#ffffff"/>
      <style:paragraph-properties fo:text-align="center"/>
    </style:style>
    <style:style style:name="P81" style:family="paragraph">
      <loext:graphic-properties draw:fill-color="#ffffff"/>
      <style:paragraph-properties fo:text-align="center"/>
      <style:text-properties fo:font-size="12pt"/>
    </style:style>
    <style:style style:name="P82" style:family="paragraph">
      <loext:graphic-properties draw:fill-color="#ffffff"/>
    </style:style>
    <style:style style:name="P83" style:family="paragraph">
      <style:paragraph-properties fo:text-align="center"/>
      <style:text-properties fo:font-size="12pt"/>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c9211e" fo:font-size="8pt" style:font-size-asian="8pt" style:font-size-complex="8pt" fo:hyphenate="false"/>
    </style:style>
    <style:style style:name="P8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c9211e" style:text-outline="false" style:text-line-through-style="none" style:text-line-through-type="none" style:text-position="0% 100%" style:font-name="Liberation Serif" fo:font-size="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normal" style:font-name-complex="Arial1"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0790f"/>
    </style:style>
    <style:style style:name="T2" style:family="text">
      <style:text-properties style:text-underline-style="solid" style:text-underline-width="auto" style:text-underline-color="font-color"/>
    </style:style>
    <style:style style:name="T3" style:family="text">
      <style:text-properties style:font-name="Arial" style:text-underline-style="none"/>
    </style:style>
    <style:style style:name="T4" style:family="text">
      <style:text-properties style:font-name="Arial" style:text-underline-style="none" officeooo:rsid="0004ef16"/>
    </style:style>
    <style:style style:name="T5" style:family="text">
      <style:text-properties style:font-name="Arial" style:text-underline-style="none" officeooo:rsid="0007992d"/>
    </style:style>
    <style:style style:name="T6" style:family="text">
      <style:text-properties style:font-name="Arial" style:text-underline-style="none" officeooo:rsid="0008a1d2"/>
    </style:style>
    <style:style style:name="T7" style:family="text">
      <style:text-properties style:font-name="Arial" style:text-underline-style="none" officeooo:rsid="000b9172"/>
    </style:style>
    <style:style style:name="T8" style:family="text">
      <style:text-properties style:font-name="Arial" style:text-underline-style="none" officeooo:rsid="001b6466"/>
    </style:style>
    <style:style style:name="T9" style:family="text">
      <style:text-properties style:font-name="Arial" style:text-underline-style="none" officeooo:rsid="001bf524"/>
    </style:style>
    <style:style style:name="T10" style:family="text">
      <style:text-properties officeooo:rsid="000c7d43"/>
    </style:style>
    <style:style style:name="T11" style:family="text">
      <style:text-properties officeooo:rsid="001064a7"/>
    </style:style>
    <style:style style:name="T12" style:family="text">
      <style:text-properties officeooo:rsid="00116edc"/>
    </style:style>
    <style:style style:name="T13" style:family="text">
      <style:text-properties officeooo:rsid="00158a7c"/>
    </style:style>
    <style:style style:name="T14" style:family="text">
      <style:text-properties officeooo:rsid="0016c476"/>
    </style:style>
    <style:style style:name="T15" style:family="text">
      <style:text-properties officeooo:rsid="0017bafd"/>
    </style:style>
    <style:style style:name="T16" style:family="text">
      <style:text-properties officeooo:rsid="00198d9c"/>
    </style:style>
    <style:style style:name="T17" style:family="text">
      <style:text-properties officeooo:rsid="001b08e3"/>
    </style:style>
    <style:style style:name="T18" style:family="text">
      <style:text-properties fo:font-size="8pt" style:font-size-asian="7pt" style:font-size-complex="8pt"/>
    </style:style>
    <style:style style:name="T19" style:family="text">
      <style:text-properties officeooo:rsid="001dfab0"/>
    </style:style>
    <style:style style:name="T20" style:family="text">
      <style:text-properties fo:font-style="italic" style:text-underline-style="none" style:font-style-asian="italic" style:font-style-complex="italic"/>
    </style:style>
    <style:style style:name="T21" style:family="text">
      <style:text-properties style:font-name="Courier New" fo:font-size="8pt" style:font-size-asian="7pt" style:font-size-complex="8pt"/>
    </style:style>
    <style:style style:name="T22" style:family="text">
      <style:text-properties fo:color="#ebebeb" style:font-name="Consolas1" fo:font-size="10pt" style:font-size-asian="10pt"/>
    </style:style>
    <style:style style:name="T23" style:family="text">
      <style:text-properties fo:color="#ebebeb" style:font-name="Consolas1" fo:font-size="10pt" officeooo:rsid="00227f97" style:font-size-asian="10pt" style:font-size-complex="8pt"/>
    </style:style>
    <style:style style:name="T24" style:family="text">
      <style:text-properties fo:color="#e11e46" style:font-name="Consolas1" fo:font-size="10pt" style:font-size-asian="10pt"/>
    </style:style>
    <style:style style:name="T25" style:family="text">
      <style:text-properties fo:color="#e11e46" style:font-name="Consolas1" fo:font-size="10pt" officeooo:rsid="00227f97" style:font-size-asian="10pt" style:font-size-complex="8pt"/>
    </style:style>
    <style:style style:name="T26" style:family="text">
      <style:text-properties fo:color="#e11e46" style:font-name="Consolas1" fo:font-size="10pt" fo:background-color="#81d41a" loext:char-shading-value="0" style:font-size-asian="10pt"/>
    </style:style>
    <style:style style:name="T27" style:family="text">
      <style:text-properties fo:color="#e11e46" style:font-name="Consolas1" fo:font-size="10pt" officeooo:rsid="001f85b4" fo:background-color="#81d41a" loext:char-shading-value="0" style:font-size-asian="10pt"/>
    </style:style>
    <style:style style:name="T28" style:family="text">
      <style:text-properties style:font-name="Consolas" fo:font-size="10pt" style:font-size-asian="10pt" style:font-size-complex="8pt"/>
    </style:style>
    <style:style style:name="T29" style:family="text">
      <style:text-properties style:font-name="Consolas1" fo:font-size="10pt" style:font-size-asian="10pt"/>
    </style:style>
    <style:style style:name="T30" style:family="text">
      <style:text-properties style:font-name="Consolas1" fo:font-size="10pt" style:font-size-asian="10pt"/>
    </style:style>
    <style:style style:name="T31" style:family="text">
      <style:text-properties style:font-name="Consolas1" fo:font-size="10pt" style:font-size-asian="10pt"/>
    </style:style>
    <style:style style:name="T32" style:family="text">
      <style:text-properties style:font-name="Consolas1" fo:font-size="10pt" officeooo:rsid="00227f97" style:font-size-asian="10pt" style:font-size-complex="8pt"/>
    </style:style>
    <style:style style:name="T33" style:family="text">
      <style:text-properties style:font-name="Consolas1" fo:font-size="10pt" fo:background-color="#81d41a" loext:char-shading-value="0" style:font-size-asian="10pt"/>
    </style:style>
    <style:style style:name="T34" style:family="text">
      <style:text-properties style:font-name="Consolas1" fo:font-size="10pt" officeooo:rsid="001f72b6" fo:background-color="#81d41a" loext:char-shading-value="0" style:font-size-asian="10pt"/>
    </style:style>
    <style:style style:name="T35" style:family="text">
      <style:text-properties style:font-name="Consolas1" fo:font-size="10pt" officeooo:rsid="001f85b4" fo:background-color="#81d41a" loext:char-shading-value="0" style:font-size-asian="10pt"/>
    </style:style>
    <style:style style:name="T36" style:family="text">
      <style:text-properties style:font-name="Consolas1" fo:font-size="8pt" style:font-size-asian="7pt" style:font-size-complex="8pt"/>
    </style:style>
    <style:style style:name="T37" style:family="text">
      <style:text-properties fo:color="#000000" style:font-name="Consolas1" fo:font-size="10pt" style:font-size-asian="10pt"/>
    </style:style>
    <style:style style:name="T38" style:family="text">
      <style:text-properties officeooo:rsid="001f85b4"/>
    </style:style>
    <style:style style:name="T39" style:family="text">
      <style:text-properties officeooo:rsid="00227f97"/>
    </style:style>
    <style:style style:name="T40" style:family="text">
      <style:text-properties fo:font-size="12pt"/>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size="8pt" style:font-size-asian="8pt" style:font-size-complex="8pt"/>
    </style:style>
    <style:style style:name="T43" style:family="text">
      <style:text-properties fo:color="#c9211e" fo:font-size="7pt" style:font-size-asian="7pt" style:font-size-complex="7pt"/>
    </style:style>
    <style:style style:name="T44" style:family="text">
      <style:text-properties fo:font-variant="normal" fo:text-transform="none" fo:color="#c9211e" style:text-outline="false" style:text-line-through-style="none" style:text-line-through-type="none" style:text-position="0% 100%" style:font-name="Liberation Serif" fo:font-size="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normal" style:font-name-complex="Arial1" style:font-size-complex="8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size="8pt" style:font-size-asian="6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2.037cm" fo:min-width="3.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2.039cm" fo:min-width="3.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7.452cm" fo:min-width="6.6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1.434cm" fo:min-width="2.6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ffffff" draw:textarea-horizontal-align="justify" draw:textarea-vertical-align="top" draw:auto-grow-height="false" fo:min-height="7.408cm" fo:min-width="6.6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33cm" fo:min-width="5.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464cm" fo:min-width="6.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Fin_20_de_20_línea_20_1" draw:textarea-horizontal-align="justify" draw:textarea-vertical-align="middle" draw:auto-grow-height="false" fo:min-height="0.464cm" fo:min-width="6.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ffffff" draw:textarea-horizontal-align="justify" draw:textarea-vertical-align="middle" draw:auto-grow-height="false" fo:min-height="7.452cm" fo:min-width="15.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ffff" draw:textarea-horizontal-align="justify" draw:textarea-vertical-align="middle" draw:auto-grow-height="false" fo:min-height="1.434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1.434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bottom" draw:auto-grow-height="false" fo:min-height="1.829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top" draw:auto-grow-height="false" fo:min-height="1.602cm" fo:min-width="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ffffff" draw:textarea-horizontal-align="justify" draw:textarea-vertical-align="middle" draw:auto-grow-height="false" fo:min-height="10.396cm" fo:min-width="15.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ffff" draw:textarea-horizontal-align="justify" draw:textarea-vertical-align="middle" draw:auto-grow-height="false" fo:min-height="1.776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3.417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fff" draw:textarea-horizontal-align="justify" draw:textarea-vertical-align="middle" draw:auto-grow-height="false" fo:min-height="2.006cm" fo:min-width="3.04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1409 – Sistemas distribuidos y <text:span text:style-name="T1">Programación</text:span> Paralela</text:p>
      <text:h text:style-name="P60" text:outline-level="1">Trabajo Practico N.º 2</text:h>
      <text:h text:style-name="P59" text:outline-level="3">Sistemas distribuidos, comunicación y <text:span text:style-name="T1">sincronización</text:span></text:h>
      <text:p text:style-name="P1"/>
      <text:h text:style-name="P61" text:outline-level="5">Sistema P2P de carga, busqueda y descarga de archivos</text:h>
      <text:p text:style-name="P2"/>
      <text:p text:style-name="P3">Arquitectura general</text:p>
      <table:table table:name="Tabla1" table:style-name="Tabla1">
        <table:table-column table:style-name="Tabla1.A"/>
        <table:table-row table:style-name="Tabla1.1">
          <table:table-cell table:style-name="Tabla1.A1" office:value-type="string">
            <text:p text:style-name="P8"/>
            <text:p text:style-name="P8"/>
            <text:p text:style-name="P8"><draw:custom-shape text:anchor-type="paragraph" draw:z-index="0" draw:name="Forma1" draw:style-name="gr1" draw:text-style-name="P80" svg:width="3.255cm" svg:height="2.038cm" svg:x="2.238cm" svg:y="0.03cm"><text:p text:style-name="P79">Peer</text:p><draw:enhanced-geometry svg:viewBox="0 0 21600 21600" draw:type="rectangle" draw:enhanced-path="M 0 0 L 21600 0 21600 21600 0 21600 0 0 Z N"/></draw:custom-shape><draw:custom-shape text:anchor-type="paragraph" draw:z-index="3" draw:name="Forma1" draw:style-name="gr1" draw:text-style-name="P80" svg:width="3.255cm" svg:height="2.038cm" svg:x="11.472cm" svg:y="0.083cm"><text:p text:style-name="P79">Master</text:p><text:p text:style-name="P79">(ServerMaster)</text:p><draw:enhanced-geometry svg:viewBox="0 0 21600 21600" draw:type="rectangle" draw:enhanced-path="M 0 0 L 21600 0 21600 21600 0 21600 0 0 Z N"/></draw:custom-shape></text:p>
            <text:p text:style-name="P8"/>
            <text:p text:style-name="P8"/>
            <text:p text:style-name="P8"/>
            <text:p text:style-name="P8"><draw:line text:anchor-type="paragraph" draw:z-index="5" draw:name="Forma2" draw:style-name="gr2" draw:text-style-name="P79" svg:x1="3.693cm" svg:y1="0.12cm" svg:x2="1.603cm" svg:y2="1.787cm"><text:p/></draw:line><draw:line text:anchor-type="paragraph" draw:z-index="6" draw:name="Forma3" draw:style-name="gr2" draw:text-style-name="P79" svg:x1="5.493cm" svg:y1="1.787cm" svg:x2="3.694cm" svg:y2="0.12cm"><text:p/></draw:line><draw:line text:anchor-type="paragraph" draw:z-index="7" draw:name="Forma4" draw:style-name="gr2" draw:text-style-name="P79" svg:x1="13.086cm" svg:y1="0.173cm" svg:x2="13.086cm" svg:y2="1.761cm"><text:p/></draw:line></text:p>
            <text:p text:style-name="P8"/>
            <text:p text:style-name="P8"/>
            <text:p text:style-name="P8"><draw:custom-shape text:anchor-type="paragraph" draw:z-index="1" draw:name="Forma1" draw:style-name="gr1" draw:text-style-name="P80" svg:width="3.255cm" svg:height="2.038cm" svg:x="0.122cm" svg:y="0.326cm"><text:p text:style-name="P79">PeerCliente</text:p><draw:enhanced-geometry svg:viewBox="0 0 21600 21600" draw:type="rectangle" draw:enhanced-path="M 0 0 L 21600 0 21600 21600 0 21600 0 0 Z N"/></draw:custom-shape><draw:custom-shape text:anchor-type="paragraph" draw:z-index="2" draw:name="Forma1" draw:style-name="gr1" draw:text-style-name="P80" svg:width="3.255cm" svg:height="2.038cm" svg:x="4.075cm" svg:y="0.326cm"><text:p text:style-name="P79">PeerServidor</text:p><draw:enhanced-geometry svg:viewBox="0 0 21600 21600" draw:type="rectangle" draw:enhanced-path="M 0 0 L 21600 0 21600 21600 0 21600 0 0 Z N"/></draw:custom-shape><draw:custom-shape text:anchor-type="paragraph" draw:z-index="4" draw:name="Forma1" draw:style-name="gr1" draw:text-style-name="P80" svg:width="3.255cm" svg:height="2.038cm" svg:x="11.472cm" svg:y="0.3cm"><text:p text:style-name="P79">MasterWorker</text:p><text:p text:style-name="P79">(Master)</text:p><draw:enhanced-geometry svg:viewBox="0 0 21600 21600" draw:type="rectangle" draw:enhanced-path="M 0 0 L 21600 0 21600 21600 0 21600 0 0 Z N"/></draw:custom-shape></text:p>
            <text:p text:style-name="P8"/>
            <text:p text:style-name="P8"/>
            <text:p text:style-name="P8"/>
            <text:p text:style-name="P8"><draw:line text:anchor-type="paragraph" draw:z-index="9" draw:name="Forma5" draw:style-name="gr2" draw:text-style-name="P79" svg:x1="5.599cm" svg:y1="0.416cm" svg:x2="5.599cm" svg:y2="1.025cm"><text:p/></draw:line></text:p>
            <text:p text:style-name="P8"/>
            <text:p text:style-name="P8"><draw:custom-shape text:anchor-type="paragraph" draw:z-index="8" draw:name="Forma1" draw:style-name="gr3" draw:text-style-name="P81" svg:width="3.257cm" svg:height="2.04cm" svg:x="4.073cm" svg:y="0.051cm"><text:p text:style-name="P79"><text:span text:style-name="T40">PeerServerWorker</text:span></text:p><draw:enhanced-geometry svg:viewBox="0 0 21600 21600" draw:type="rectangle" draw:enhanced-path="M 0 0 L 21600 0 21600 21600 0 21600 0 0 Z N"/></draw:custom-shape></text:p>
            <text:p text:style-name="P8"/>
            <text:p text:style-name="P8"/>
            <text:p text:style-name="P8"/>
          </table:table-cell>
        </table:table-row>
      </table:table>
      <text:p text:style-name="P4"/>
      <text:p text:style-name="P5">Como correr el ejercicio:</text:p>
      <text:p text:style-name="P6"><text:span text:style-name="T8">Ir a .\TP2\src\main\java\jusacco\TP2\punto1\run<text:line-break/>Donde se encuentran los </text:span><text:span text:style-name="T9">archivos </text:span><text:span text:style-name="T8">java listos para ser ejecutados:<text:line-break/>Master1.java, … , MasterN.java<text:line-break/>Peer1.java, … , PeerN.java</text:span></text:p>
      <text:p text:style-name="P19"><text:span text:style-name="T2">Explicacion Nodos</text:span>:</text:p>
      <text:list xml:id="list2961487713" text:style-name="L1">
        <text:list-item>
          <text:p text:style-name="P63">Peer: </text:p>
          <text:list>
            <text:list-item>
              <text:p text:style-name="P63">Encargado de cargar las configuraciones tales como:</text:p>
              <text:list>
                <text:list-item>
                  <text:p text:style-name="P63">Buscar y cargar archivo de configuraciones basico para conectarse a Masters</text:p>
                </text:list-item>
                <text:list-item>
                  <text:p text:style-name="P63">Cargar los archivos de su directorio (crear el directorio si hace falta)</text:p>
                </text:list-item>
              </text:list>
            </text:list-item>
            <text:list-item>
              <text:p text:style-name="P63">Hacer ping a todos los master que levanto para ver cuales están disponibles.</text:p>
            </text:list-item>
            <text:list-item>
              <text:p text:style-name="P63">Conectarse al ultimo master que esta disponible.</text:p>
            </text:list-item>
            <text:list-item>
              <text:p text:style-name="P63">Crear el hilo de cliente (PeerClient.java).</text:p>
            </text:list-item>
            <text:list-item>
              <text:p text:style-name="P63">Crear el hilo de servidor (PeerServer.java).</text:p>
            </text:list-item>
            <text:list-item>
              <text:p text:style-name="P63">Hacer un Thread join a PeerClient, para terminar el proceso cuando el cliente se cierre, de esta manera, el PeerServer será dado de baja cuando el cliente se cierre.</text:p>
            </text:list-item>
          </text:list>
        </text:list-item>
        <text:list-item>
          <text:p text:style-name="P63">PeerCliente:</text:p>
          <text:list>
            <text:list-item>
              <text:p text:style-name="P63">Enviar archivos disponibles a el Master conectado (metodo givePeerData()).</text:p>
            </text:list-item>
            <text:list-item>
              <text:p text:style-name="P63">Ofrecer un menu para poder interactuar con el servidor Master(opcion de buscar archivos, recibir el lugar donde se encuentra y descargarlo).</text:p>
            </text:list-item>
            <text:list-item>
              <text:p text:style-name="P64">Guarda el archivo descargado, renombrandolo si hace falta (ya existe otro del mismo nombre)</text:p>
            </text:list-item>
          </text:list>
        </text:list-item>
        <text:list-item>
          <text:p text:style-name="P63">PeerServidor:</text:p>
          <text:list>
            <text:list-item>
              <text:p text:style-name="P63">Espera conexiones nuevas (cuando se recibe una, implícitamente es un pedido de descarga).</text:p>
            </text:list-item>
            <text:list-item>
              <text:p text:style-name="P63">Obtenida una nueva conexión lanza el worker para atender al cliente. (PeerServerWorker.java).</text:p>
            </text:list-item>
          </text:list>
        </text:list-item>
        <text:list-item>
          <text:p text:style-name="P63">PeerServerWorker:</text:p>
          <text:list>
            <text:list-item>
              <text:p text:style-name="P65">Lee por socket el pedido del cliente, las opciones a recibir pueden ser:</text:p>
              <text:list>
                <text:list-item>
                  <text:p text:style-name="P65">buscar=nombre de archivo a buscar.</text:p>
                </text:list-item>
                <text:list-item>
                  <text:p text:style-name="P65">descargar=nombre de archivo a descargar.</text:p>
                </text:list-item>
              </text:list>
            </text:list-item>
            <text:list-item>
              <text:p text:style-name="P65">Se encarga de leer el archivo en el file system, traducirlo a bytes, crear un objeto de tipo Archivo (en el que se encuentran los bytes a enviar).</text:p>
            </text:list-item>
            <text:list-item>
              <text:p text:style-name="P65">Enviar el objeto Archivo.</text:p>
            </text:list-item>
            <text:list-item>
              <text:p text:style-name="P65">Devolver un mensaje de error en caso de que el archivo que desea descargar no existe.</text:p>
            </text:list-item>
          </text:list>
        </text:list-item>
      </text:list>
      <text:p text:style-name="P15"/>
      <text:list xml:id="list201732662174920" text:continue-numbering="true" text:style-name="L1">
        <text:list-item>
          <text:p text:style-name="P78">ServerMaster:</text:p>
          <text:list>
            <text:list-item>
              <text:p text:style-name="P69"><text:span text:style-name="T3">Es el encargado de registrar sus configuraciones en un archivo (config.txt), esto lo hace mediante una clase (Config.java) que tiene la responsabilidad de leer el archivo de configuraciones y escribir nuevas configuraciones. En caso de encontrar Masters ya registrados lo notifica para que el nuevo ServerMaster lo registre en su lista de Masters conocidos</text:span><text:span text:style-name="T4">(ArrayList otherMasters)</text:span><text:span text:style-name="T3">.</text:span></text:p>
            </text:list-item>
            <text:list-item>
              <text:p text:style-name="P66">Posee un metodo para hacer ping a todos los master que conoce, en caso de que el ping sea devuelto lo registrara como un Master actualmente conectado (ArrayList connMasters)</text:p>
            </text:list-item>
            <text:list-item>
              <text:p text:style-name="P66">Por ultimo esperara conexiones nuevas a través de socket, debido a que tanto Masters<text:span text:style-name="T10">(workers)</text:span> como Peers pueden comunicarse con el, lee un primer mensaje para detectar que se requiere de el. Los mensajes pueden ser:</text:p>
              <text:list>
                <text:list-item>
                  <text:p text:style-name="P66">“imMaster”: Si se recibe este mensaje quiere decir que otro master le hizo Ping, en este caso, al master que le hizo ping lo registra en connMasters.</text:p>
                </text:list-item>
                <text:list-item>
                  <text:p text:style-name="P66">“imClientPinging”: Un cliente consulto para saber si esta conectado o no. Cierra la conexión inmediatamente, ya que solo se trata de un ping.</text:p>
                </text:list-item>
                <text:list-item>
                  <text:p text:style-name="P70"><text:span text:style-name="T3">“actualizarServerMaster”: </text:span><text:span text:style-name="T5">Un worker Maestro esta enviando su lista de peers+archivos, por tanto, utilizo el metodo actualizarByObj (busco los peer que tengo y los comparo con los datos que recibí. </text:span></text:p>
                  <text:list>
                    <text:list-item>
                      <text:p text:style-name="P67">Si el peer esta: me quedo con los archivos nuevos que este master no tenía.</text:p>
                    </text:list-item>
                    <text:list-item>
                      <text:p text:style-name="P67">Si el peer no esta: agrego toda la lista de archivos junto con el peer.</text:p>
                    </text:list-item>
                  </text:list>
                </text:list-item>
                <text:list-item>
                  <text:p text:style-name="P67">“peerServerPortOn”: este mensaje es para notificar que un peer server esta en el puerto indicado, si esto sucede, quiere decir que hay un peer client que inició. Registro los archivos del nuevo peer mediante reques<text:span text:style-name="T10">t</text:span>ClientData(ip,port) y se lanza un hilo para atender al peer cliente.</text:p>
                </text:list-item>
                <text:list-item>
                  <text:p text:style-name="P67">“actualizarWorker<text:span text:style-name="T10">”: Utilizado para actualizar la lista de archivos del worker. Fue implementado debido a que un ServerMaster puede tener multiples clientes peer (múltiples worker atendiéndolos). </text:span></text:p>
                </text:list-item>
                <text:list-item>
                  <text:p text:style-name="P67">“<text:span text:style-name="T17">bajaPeer”: Borra todos los archivos de dicho peer.</text:span></text:p>
                </text:list-item>
              </text:list>
            </text:list-item>
          </text:list>
        </text:list-item>
        <text:list-item>
          <text:p text:style-name="P67">Master:</text:p>
          <text:list>
            <text:list-item>
              <text:p text:style-name="P67">Atiende a un cliente que abrio socket contra el. Lee lo que este le envíe y procede. El cliente le puede enviar:</text:p>
              <text:list>
                <text:list-item>
                  <text:p text:style-name="P71"><text:span text:style-name="T3">“buscar=nombre archivo”: Buscará en su lista el archivo indicado, si no lo encuentra devuelve “no existe”. Si encuentra mas de uno los envia a todos mediante un mensaje del tipo: </text:span><text:span text:style-name="T6">dueñoArchivo//@t//nombre archivo. Hasta que no tenga mas para enviar y envía “.END” para notificar que no hay mas.</text:span></text:p>
                </text:list-item>
                <text:list-item>
                  <text:p text:style-name="P68">“cerrarConn”: Si recibe esto borra todas las entradas en su peerData para el cliente que cierra la conexión y cierra la conexión.</text:p>
                </text:list-item>
                <text:list-item>
                  <text:p text:style-name="P71"><text:span text:style-name="T6">“</text:span><text:span text:style-name="T7">peerServerPortOn”: Al igual que en ServerMaster, este metodo se encarga de actualizar el contenido del peer y de replicarlo a los Masters conectados.</text:span></text:p>
                </text:list-item>
              </text:list>
            </text:list-item>
          </text:list>
        </text:list-item>
      </text:list>
      <text:p text:style-name="P16"><text:tab/></text:p>
      <text:p text:style-name="P18">Escenarios</text:p>
      <table:table table:name="Tabla2" table:style-name="Tabla2">
        <table:table-column table:style-name="Tabla2.A"/>
        <table:table-row table:style-name="Tabla2.1">
          <table:table-cell table:style-name="Tabla2.A1" office:value-type="string">
            <text:p text:style-name="P8"><draw:custom-shape text:anchor-type="paragraph" draw:z-index="10" draw:name="Forma6" draw:style-name="gr4" draw:text-style-name="P82" svg:width="6.638cm" svg:height="7.453cm" svg:x="0.365cm" svg:y="0.713cm"><text:p/><draw:enhanced-geometry svg:viewBox="0 0 21600 21600" draw:type="rectangle" draw:enhanced-path="M 0 0 L 21600 0 21600 21600 0 21600 0 0 Z N"/></draw:custom-shape><draw:custom-shape text:anchor-type="paragraph" draw:z-index="52" draw:name="Forma6" draw:style-name="gr19" draw:text-style-name="P80" svg:width="3.043cm" svg:height="2.006cm" svg:x="0.476cm" svg:y="0.804cm"><text:p text:style-name="P79">ServerMaster<text:line-break/>Puerto:9000<text:line-break/><text:span text:style-name="T42">Registro el sv que me</text:span><text:span text:style-name="T42"><text:line-break/></text:span><text:span text:style-name="T42">hizo ping en connMasters</text:span></text:p><draw:enhanced-geometry svg:viewBox="0 0 21600 21600" draw:type="rectangle" draw:enhanced-path="M 0 0 L 21600 0 21600 21600 0 21600 0 0 Z N"/></draw:custom-shape><draw:custom-shape text:anchor-type="paragraph" draw:z-index="11" draw:name="Forma6" draw:style-name="gr5" draw:text-style-name="P80" svg:width="2.648cm" svg:height="1.435cm" svg:x="0.848cm" svg:y="4.461cm"><text:p text:style-name="P79">Master<text:line-break/>Atendiendo <text:line-break/>Peer1</text:p><draw:enhanced-geometry svg:viewBox="0 0 21600 21600" draw:type="rectangle" draw:enhanced-path="M 0 0 L 21600 0 21600 21600 0 21600 0 0 Z N"/></draw:custom-shape><draw:custom-shape text:anchor-type="paragraph" draw:z-index="12" draw:name="Forma6" draw:style-name="gr5" draw:text-style-name="P80" svg:width="2.648cm" svg:height="1.435cm" svg:x="0.827cm" svg:y="6.311cm"><text:p text:style-name="P79">Peer 1</text:p><draw:enhanced-geometry svg:viewBox="0 0 21600 21600" draw:type="rectangle" draw:enhanced-path="M 0 0 L 21600 0 21600 21600 0 21600 0 0 Z N"/></draw:custom-shape><draw:custom-shape text:anchor-type="paragraph" draw:z-index="13" draw:name="Forma6" draw:style-name="gr5" draw:text-style-name="P80" svg:width="2.648cm" svg:height="1.435cm" svg:x="3.824cm" svg:y="4.461cm"><text:p text:style-name="P79">Master<text:line-break/>Atendiendo <text:line-break/>Peer n</text:p><draw:enhanced-geometry svg:viewBox="0 0 21600 21600" draw:type="rectangle" draw:enhanced-path="M 0 0 L 21600 0 21600 21600 0 21600 0 0 Z N"/></draw:custom-shape><draw:custom-shape text:anchor-type="paragraph" draw:z-index="14" draw:name="Forma6" draw:style-name="gr5" draw:text-style-name="P80" svg:width="2.648cm" svg:height="1.435cm" svg:x="3.826cm" svg:y="6.311cm"><text:p text:style-name="P79">Peer N</text:p><draw:enhanced-geometry svg:viewBox="0 0 21600 21600" draw:type="rectangle" draw:enhanced-path="M 0 0 L 21600 0 21600 21600 0 21600 0 0 Z N"/></draw:custom-shape><draw:line text:anchor-type="paragraph" draw:z-index="15" draw:name="Forma7" draw:style-name="gr6" draw:text-style-name="P79" svg:x1="2.152cm" svg:y1="2.632cm" svg:x2="2.152cm" svg:y2="3.205cm"><text:p/></draw:line><draw:line text:anchor-type="paragraph" draw:z-index="16" draw:name="Forma7" draw:style-name="gr6" draw:text-style-name="P79" svg:x1="5.128cm" svg:y1="5.895cm" svg:x2="5.128cm" svg:y2="6.311cm"><text:p/></draw:line><draw:line text:anchor-type="paragraph" draw:z-index="17" draw:name="Forma7" draw:style-name="gr6" draw:text-style-name="P79" svg:x1="2.173cm" svg:y1="5.895cm" svg:x2="2.173cm" svg:y2="6.311cm"><text:p/></draw:line><draw:line text:anchor-type="paragraph" draw:z-index="18" draw:name="Forma7" draw:style-name="gr6" draw:text-style-name="P79" svg:x1="2.152cm" svg:y1="2.94cm" svg:x2="5.084cm" svg:y2="2.94cm"><text:p/></draw:line><draw:line text:anchor-type="paragraph" draw:z-index="19" draw:name="Forma7" draw:style-name="gr6" draw:text-style-name="P79" svg:x1="2.152cm" svg:y1="2.632cm" svg:x2="2.152cm" svg:y2="4.461cm"><text:p/></draw:line><draw:line text:anchor-type="paragraph" draw:z-index="20" draw:name="Forma7" draw:style-name="gr6" draw:text-style-name="P83" svg:x1="5.083cm" svg:y1="2.94cm" svg:x2="5.062cm" svg:y2="4.46cm"><text:p/></draw:line><draw:custom-shape text:anchor-type="paragraph" draw:z-index="21" draw:name="Forma6" draw:style-name="gr7" draw:text-style-name="P85" svg:width="6.638cm" svg:height="7.409cm" svg:x="8.964cm" svg:y="0.713cm"><text:p text:style-name="P84"><text:span text:style-name="T41"><text:s/></text:span><text:span text:style-name="T41">Se levanta un nuevo ServerMaster</text:span></text:p><draw:enhanced-geometry svg:viewBox="0 0 21600 21600" draw:type="rectangle" draw:enhanced-path="M 0 0 L 21600 0 21600 21600 0 21600 0 0 Z N"/></draw:custom-shape><draw:custom-shape text:anchor-type="paragraph" draw:z-index="22" draw:name="Forma6" draw:style-name="gr5" draw:text-style-name="P80" svg:width="2.648cm" svg:height="1.435cm" svg:x="9.714cm" svg:y="1.198cm"><text:p text:style-name="P79">ServerMaster<text:line-break/>Puerto:9001</text:p><draw:enhanced-geometry svg:viewBox="0 0 21600 21600" draw:type="rectangle" draw:enhanced-path="M 0 0 L 21600 0 21600 21600 0 21600 0 0 Z N"/></draw:custom-shape><draw:custom-shape text:anchor-type="paragraph" draw:z-index="23" draw:name="Forma8" draw:style-name="gr8" svg:width="6.196cm" svg:height="0.465cm" svg:x="3.519cm" svg:y="1.198cm"><text:p text:style-name="P79"><text:span text:style-name="T42">“</text:span><text:span text:style-name="T42">imMaster” (hace ping) (1)</text:span></text:p><text:p/><draw:enhanced-geometry svg:viewBox="0 0 21600 21600"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Forma8" draw:style-name="gr9" draw:text-style-name="P79" svg:width="6.196cm" svg:height="0.465cm" svg:x="3.519cm" svg:y="1.662cm"><text:p text:style-name="P79"><text:span text:style-name="T42">Envia su peerData (2)</text:span></text:p><text:p/><draw:enhanced-geometry svg:viewBox="0 0 21600 21600"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Forma8" draw:style-name="gr10" draw:text-style-name="P79" svg:width="6.196cm" svg:height="0.465cm" draw:transform="skewX (-0.00383972435438752) rotate (0.00261799387799149) translate (3.51895833333333cm 2.14136111111111cm)"><text:p text:style-name="P79"><text:span text:style-name="T42">Envia su peerData (3)</text:span></text:p><text:p><text:span text:style-name="T42"/></text:p><draw:enhanced-geometry svg:viewBox="0 0 21600 21600" draw:mirror-horizontal="true"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text:span text:style-name="T12">Si un servidor levanta mientras otro ya estaba corriendo (con o sin clientes)</text:span> <text:s text:c="7"/></text:p>
          </table:table-cell>
        </table:table-row>
      </table:table>
      <text:p text:style-name="P17"/>
      <table:table table:name="Tabla3" table:style-name="Tabla3">
        <table:table-column table:style-name="Tabla3.A"/>
        <table:table-row table:style-name="Tabla3.1">
          <table:table-cell table:style-name="Tabla3.A1" office:value-type="string">
            <text:p text:style-name="P9"><draw:custom-shape text:anchor-type="paragraph" draw:z-index="26" draw:name="Forma6" draw:style-name="gr11" draw:text-style-name="P82" svg:width="15.17cm" svg:height="7.453cm" svg:x="0.365cm" svg:y="0.713cm"><text:p/><draw:enhanced-geometry svg:viewBox="0 0 21600 21600" draw:type="rectangle" draw:enhanced-path="M 0 0 L 21600 0 21600 21600 0 21600 0 0 Z N"/></draw:custom-shape><draw:custom-shape text:anchor-type="paragraph" draw:z-index="27" draw:name="Forma6" draw:style-name="gr12" draw:text-style-name="P80" svg:width="4.192cm" svg:height="1.435cm" svg:x="2.328cm" svg:y="1.198cm"><text:p text:style-name="P79">ServerMaster<text:line-break/>Puerto:9000</text:p><draw:enhanced-geometry svg:viewBox="0 0 21600 21600" draw:type="rectangle" draw:enhanced-path="M 0 0 L 21600 0 21600 21600 0 21600 0 0 Z N"/></draw:custom-shape><draw:custom-shape text:anchor-type="paragraph" draw:z-index="28" draw:name="Forma6" draw:style-name="gr12" draw:text-style-name="P80" svg:width="4.192cm" svg:height="1.435cm" svg:x="2.305cm" svg:y="4.461cm"><text:p text:style-name="P79">Master<text:line-break/>Atendiendo <text:line-break/>Peer1</text:p><draw:enhanced-geometry svg:viewBox="0 0 21600 21600" draw:type="rectangle" draw:enhanced-path="M 0 0 L 21600 0 21600 21600 0 21600 0 0 Z N"/></draw:custom-shape><draw:custom-shape text:anchor-type="paragraph" draw:z-index="29" draw:name="Forma6" draw:style-name="gr13" draw:text-style-name="P80" svg:width="4.171cm" svg:height="1.435cm" svg:x="2.305cm" svg:y="6.311cm"><text:p text:style-name="P79">Peer 1</text:p><draw:enhanced-geometry svg:viewBox="0 0 21600 21600" draw:type="rectangle" draw:enhanced-path="M 0 0 L 21600 0 21600 21600 0 21600 0 0 Z N"/></draw:custom-shape><draw:custom-shape text:anchor-type="paragraph" draw:z-index="30" draw:name="Forma6" draw:style-name="gr5" draw:text-style-name="P80" svg:width="2.648cm" svg:height="1.435cm" svg:x="9.825cm" svg:y="4.461cm"><text:p text:style-name="P79">Master<text:line-break/>Atendiendo <text:line-break/>Peer n</text:p><draw:enhanced-geometry svg:viewBox="0 0 21600 21600" draw:type="rectangle" draw:enhanced-path="M 0 0 L 21600 0 21600 21600 0 21600 0 0 Z N"/></draw:custom-shape><draw:custom-shape text:anchor-type="paragraph" draw:z-index="31" draw:name="Forma6" draw:style-name="gr5" draw:text-style-name="P80" svg:width="2.648cm" svg:height="1.435cm" svg:x="9.827cm" svg:y="6.311cm"><text:p text:style-name="P79">Peer N</text:p><draw:enhanced-geometry svg:viewBox="0 0 21600 21600" draw:type="rectangle" draw:enhanced-path="M 0 0 L 21600 0 21600 21600 0 21600 0 0 Z N"/></draw:custom-shape><draw:line text:anchor-type="paragraph" draw:z-index="32" draw:name="Forma7" draw:style-name="gr6" draw:text-style-name="P79" svg:x1="11.128cm" svg:y1="5.895cm" svg:x2="11.128cm" svg:y2="6.311cm"><text:p/></draw:line><draw:line text:anchor-type="paragraph" draw:z-index="33" draw:name="Forma7" draw:style-name="gr6" draw:text-style-name="P79" svg:x1="4.336cm" svg:y1="5.895cm" svg:x2="4.336cm" svg:y2="6.311cm"><text:p/></draw:line><draw:line text:anchor-type="paragraph" draw:z-index="34" draw:name="Forma7" draw:style-name="gr6" draw:text-style-name="P79" svg:x1="5.57cm" svg:y1="2.94cm" svg:x2="11.084cm" svg:y2="2.94cm"><text:p/></draw:line><draw:line text:anchor-type="paragraph" draw:z-index="35" draw:name="Forma7" draw:style-name="gr6" draw:text-style-name="P79" svg:x1="5.57cm" svg:y1="2.632cm" svg:x2="5.57cm" svg:y2="4.461cm"><text:p/></draw:line><draw:line text:anchor-type="paragraph" draw:z-index="36" draw:name="Forma7" draw:style-name="gr6" draw:text-style-name="P83" svg:x1="11.084cm" svg:y1="2.94cm" svg:x2="11.063cm" svg:y2="4.46cm"><text:p/></draw:line><draw:custom-shape text:anchor-type="paragraph" draw:z-index="37" draw:name="Forma9" draw:style-name="gr14" draw:text-style-name="P86" svg:width="0.309cm" svg:height="1.83cm" svg:x="3.03cm" svg:y="2.632cm"><text:p text:style-name="P84"><text:span text:style-name="T43">(1)</text:span><text:span text:style-name="T43"><text:line-break/></text:span><text:span text:style-name="T43">“actuzarWorker”</text:span><text:span text:style-name="T43"><text:line-break/></text:span><text:span text:style-name="T43">Worker Master</text:span></text:p><text:p text:style-name="P84"><text:span text:style-name="T43">actualiza sus</text:span><text:span text:style-name="T43"><text:line-break/></text:span><text:span text:style-name="T43">archivos <text:s text:c="38"/></text:span></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8" draw:name="Forma10" draw:style-name="gr15" draw:text-style-name="P88" svg:width="0.177cm" svg:height="1.83cm" svg:x="4.909cm" svg:y="2.632cm"><text:p text:style-name="P87"><text:span text:style-name="T44">Envia lista actualizada (2)</text:span></text:p><draw:enhanced-geometry svg:viewBox="0 0 21600 21600" draw:text-areas="?f0 0 ?f2 ?f5" draw:type="down-arrow" draw:modifiers="17396.531791907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span text:style-name="T11">Si le piden buscar un archivo a un worker Master primero actualiza su lista</text:span> <text:s text:c="2"/></text:p>
          </table:table-cell>
        </table:table-row>
      </table:table>
      <text:p text:style-name="P11"/>
      <table:table table:name="Tabla4" table:style-name="Tabla4">
        <table:table-column table:style-name="Tabla4.A"/>
        <text:soft-page-break/>
        <table:table-row table:style-name="Tabla4.1">
          <table:table-cell table:style-name="Tabla4.A1" office:value-type="string">
            <text:p text:style-name="P10"><draw:custom-shape text:anchor-type="paragraph" draw:z-index="39" draw:name="Forma6" draw:style-name="gr16" draw:text-style-name="P82" svg:width="15.17cm" svg:height="10.397cm" svg:x="0.365cm" svg:y="0.713cm"><text:p/><draw:enhanced-geometry svg:viewBox="0 0 21600 21600" draw:type="rectangle" draw:enhanced-path="M 0 0 L 21600 0 21600 21600 0 21600 0 0 Z N"/></draw:custom-shape><draw:custom-shape text:anchor-type="paragraph" draw:z-index="40" draw:name="Forma6" draw:style-name="gr17" draw:text-style-name="P80" svg:width="4.192cm" svg:height="1.777cm" svg:x="2.328cm" svg:y="0.855cm"><text:p text:style-name="P79">ServerMaster<text:line-break/>Puerto:9000</text:p><text:p text:style-name="P79"><text:span text:style-name="T42">Ejecuto:actualizarByObj()</text:span><text:span text:style-name="T42"><text:line-break/></text:span><text:span text:style-name="T42">Actualizo la lista.</text:span></text:p><draw:enhanced-geometry svg:viewBox="0 0 21600 21600" draw:type="rectangle" draw:enhanced-path="M 0 0 L 21600 0 21600 21600 0 21600 0 0 Z N"/></draw:custom-shape><draw:custom-shape text:anchor-type="paragraph" draw:z-index="41" draw:name="Forma6" draw:style-name="gr12" draw:text-style-name="P80" svg:width="4.192cm" svg:height="1.435cm" svg:x="2.305cm" svg:y="4.461cm"><text:p text:style-name="P79">Master<text:line-break/><text:span text:style-name="T45">ejecuto: actualizar()</text:span><text:span text:style-name="T45"><text:line-break/></text:span><text:span text:style-name="T45">ejecuto: actualizarOtrosMaestros()</text:span></text:p><draw:enhanced-geometry svg:viewBox="0 0 21600 21600" draw:type="rectangle" draw:enhanced-path="M 0 0 L 21600 0 21600 21600 0 21600 0 0 Z N"/></draw:custom-shape><draw:custom-shape text:anchor-type="paragraph" draw:z-index="42" draw:name="Forma6" draw:style-name="gr13" draw:text-style-name="P80" svg:width="4.171cm" svg:height="1.435cm" svg:x="2.305cm" svg:y="9.312cm"><text:p text:style-name="P79">Peer 1<text:line-break/><text:span text:style-name="T45">Ejecutó guardar()</text:span><text:span text:style-name="T45"><text:line-break/></text:span><text:span text:style-name="T45">Lanzó givePeerData()</text:span></text:p><draw:enhanced-geometry svg:viewBox="0 0 21600 21600" draw:type="rectangle" draw:enhanced-path="M 0 0 L 21600 0 21600 21600 0 21600 0 0 Z N"/></draw:custom-shape><draw:custom-shape text:anchor-type="paragraph" draw:z-index="43" draw:name="Forma6" draw:style-name="gr5" draw:text-style-name="P80" svg:width="2.648cm" svg:height="1.435cm" svg:x="9.825cm" svg:y="4.461cm"><text:p text:style-name="P79">Master<text:line-break/>Atendiendo <text:line-break/>Peer n</text:p><draw:enhanced-geometry svg:viewBox="0 0 21600 21600" draw:type="rectangle" draw:enhanced-path="M 0 0 L 21600 0 21600 21600 0 21600 0 0 Z N"/></draw:custom-shape><draw:custom-shape text:anchor-type="paragraph" draw:z-index="44" draw:name="Forma6" draw:style-name="gr5" draw:text-style-name="P80" svg:width="2.648cm" svg:height="1.435cm" svg:x="9.827cm" svg:y="6.311cm"><text:p text:style-name="P79">Peer N</text:p><draw:enhanced-geometry svg:viewBox="0 0 21600 21600" draw:type="rectangle" draw:enhanced-path="M 0 0 L 21600 0 21600 21600 0 21600 0 0 Z N"/></draw:custom-shape><draw:line text:anchor-type="paragraph" draw:z-index="45" draw:name="Forma7" draw:style-name="gr6" draw:text-style-name="P79" svg:x1="11.128cm" svg:y1="5.895cm" svg:x2="11.128cm" svg:y2="6.311cm"><text:p/></draw:line><draw:line text:anchor-type="paragraph" draw:z-index="46" draw:name="Forma7" draw:style-name="gr6" draw:text-style-name="P79" svg:x1="5.549cm" svg:y1="5.895cm" svg:x2="5.547cm" svg:y2="9.312cm"><text:p/></draw:line><draw:line text:anchor-type="paragraph" draw:z-index="47" draw:name="Forma7" draw:style-name="gr6" draw:text-style-name="P79" svg:x1="5.57cm" svg:y1="2.94cm" svg:x2="11.084cm" svg:y2="2.94cm"><text:p/></draw:line><draw:line text:anchor-type="paragraph" draw:z-index="48" draw:name="Forma7" draw:style-name="gr6" draw:text-style-name="P79" svg:x1="5.57cm" svg:y1="2.632cm" svg:x2="5.57cm" svg:y2="4.461cm"><text:p/></draw:line><draw:line text:anchor-type="paragraph" draw:z-index="49" draw:name="Forma7" draw:style-name="gr6" draw:text-style-name="P83" svg:x1="11.084cm" svg:y1="2.94cm" svg:x2="11.063cm" svg:y2="4.46cm"><text:p/></draw:line><draw:custom-shape text:anchor-type="paragraph" draw:z-index="50" draw:name="Forma9" draw:style-name="gr14" draw:text-style-name="P86" svg:width="0.309cm" svg:height="1.83cm" svg:x="3.03cm" svg:y="2.632cm"><text:p text:style-name="P84"><text:span text:style-name="T43">(2) <text:s text:c="33"/></text:span><text:span text:style-name="T43"><text:line-break/></text:span><text:span text:style-name="T43">“actualizarServerMaster=ip:puerto”</text:span><text:span text:style-name="T43"><text:line-break/></text:span><text:span text:style-name="T43">Envia la lista de los nuevos</text:span><text:span text:style-name="T43"><text:line-break/></text:span><text:span text:style-name="T43">archivos</text:span></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Forma9" draw:style-name="gr18" draw:text-style-name="P86" svg:width="0.309cm" svg:height="3.417cm" svg:x="2.942cm" svg:y="5.895cm"><text:p text:style-name="P84"><text:span text:style-name="T43"><text:s text:c="6"/></text:span><text:span text:style-name="T43">(1)</text:span><text:span text:style-name="T43"><text:line-break/></text:span><text:span text:style-name="T43">GivePeerData() → </text:span><text:span text:style-name="T43"><text:line-break/></text:span><text:span text:style-name="T43">MSG:“peerServerPortOn=puerto”</text:span><text:span text:style-name="T43"><text:line-break/></text:span><text:span text:style-name="T43"/></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span text:style-name="T11">Si un peer descarga un archivo</text:span> <text:span text:style-name="T13">actualiza su lista y la lista del serverMaster</text:span> <text:s text:c="4"/></text:p>
          </table:table-cell>
        </table:table-row>
      </table:table>
      <text:p text:style-name="P11"/>
      <text:p text:style-name="P12">Critica al modelo:</text:p>
      <text:p text:style-name="P13">Cada vez que un nodo modifica, descarga o se da de baja los master deben replicar la modificación a el resto de masters. En sistemas de pocos nodos esto no es un problema, pero a medida que se incrementa la cantidad de nodos y servidores masters esto comienza a tener relevancia. Tener una red <text:span text:style-name="T16">completamente </text:span>centralizada o una red <text:span text:style-name="T16">completamente</text:span> distribuida tiene sus problemas en los dos extremos. </text:p>
      <text:list xml:id="list1443529316" text:style-name="L2">
        <text:list-item>
          <text:p text:style-name="P21">Red<text:span text:style-name="T16"> </text:span>centralizada: al tener una red que depende de un nodo <text:span text:style-name="T14">(que maneja una lista de archivos y los peer propietarios de los mismos)</text:span>, estoy creando una debilidad, ya que si el nodo central se cae el sistema deja de funcionar</text:p>
        </text:list-item>
        <text:list-item>
          <text:p text:style-name="P21">Red distribuida: el problema esta en <text:span text:style-name="T14">la cantidad de trafico que se genera para conocer a los demás nodos, para solucionar esto, se podría implementar una cantidad de saltos máximos en el flooding que se realiza para conocer nodos y sus respectivos archivos. Para tener la certeza de que un archivo sigue estando en el nodo que recibí la información que lo tenía debería de estar consultando continuamente. Por lo tanto este caso de red tiene tendencias a ser inconsistente si es que no se esta todo el tiempo consultando por cambios en los peer.</text:span></text:p>
        </text:list-item>
      </text:list>
      <text:p text:style-name="P14">Mejora del modelo:</text:p>
      <text:p text:style-name="P14">Hacer un modelo híbrido en donde la red es centralizada y distribuida, juntando lo mejor de cada modelo. Cada peer tendrá una lista de Nodos indice e irá probando para ver que nodo esta disponible, <text:span text:style-name="T15">cuando encuentre uno, se conecta y podrá realizar peticiones</text:span>. <text:span text:style-name="T15">Los nodos indice responderán las peticiones de sus peer, y luego,</text:span> <text:span text:style-name="T15">e</text:span>ntre nodos indice se replicarán <text:span text:style-name="T15">su</text:span> información.</text:p>
      <text:p text:style-name="P14"/>
      <text:p text:style-name="P14"/>
      <text:p text:style-name="P14"/>
      <text:h text:style-name="P62" text:outline-level="5">Proceso bancario de extracciones y depósitos </text:h>
      <text:p text:style-name="P72">Problema: <text:span text:style-name="T20">Un banco tiene un proceso para realizar depósitos en cuentas, y otro para</text:span></text:p>
      <text:p text:style-name="P77">extracciones. Ambos procesos corren en simultáneo y aceptan varios clientes a la vez.</text:p>
      <text:p text:style-name="P77">El proceso que realiza un depósito tarda 40 mseg entre que consulta el saldo actual, y</text:p>
      <text:p text:style-name="P77">lo actualiza con el nuevo valor. El proceso que realiza una extracción tarda 80 mseg</text:p>
      <text:p text:style-name="P77">entre que consulta el saldo (y verifica que haya disponible) y lo actualiza con el nuevo</text:p>
      <text:p text:style-name="P77">valor</text:p>
      <text:p text:style-name="P72"/>
      <text:p text:style-name="P75"><text:span text:style-name="T19">a) </text:span>Escribir los dos procesos y realizar pruebas con varios clientes en simultáneo, haciendo operaciones de extracción y depósito. Forzar, y mostrar cómo se logra, errores en el acceso al recurso compartido. El saldo de la cuenta puede ser simplemente un archivo de texto plano. </text:p>
      <text:p text:style-name="P72">Codigo en: .\TP2\src\main\java\jusacco\TP2\punto2\sinSync</text:p>
      <text:p text:style-name="P72">Main en: Banco.java</text:p>
      <text:p text:style-name="P72">Salida:</text:p>
      <table:table table:name="Tabla5" table:style-name="Tabla5">
        <table:table-column table:style-name="Tabla5.A" table:number-columns-repeated="2"/>
        <table:table-row>
          <table:table-cell table:style-name="Tabla5.A1" office:value-type="string">
            <text:p text:style-name="P57"><text:span text:style-name="T18">Inicio</text:span></text:p>
            <text:p text:style-name="P56"><text:span text:style-name="T28">Juan Despositando $100 en cuenta nro. 1111</text:span></text:p>
            <text:p text:style-name="P39"><text:span text:style-name="T29">Juan Extrayendo $50 en cuenta nro. 1111</text:span></text:p>
            <text:p text:style-name="P39"><text:span text:style-name="T29">Jose Despositando $50 en cuenta nro. 1111</text:span></text:p>
            <text:p text:style-name="P39"><text:span text:style-name="T29">Jose Extrayendo $350 en cuenta nro. 1111</text:span></text:p>
            <text:p text:style-name="P29"><text:span text:style-name="T24">----</text:span></text:p>
            <text:p text:style-name="P29"><text:span text:style-name="T24">Inicio operacion (discDinero resto: 50)</text:span></text:p>
            <text:p text:style-name="P29"><text:span text:style-name="T24">Cuenta: 1111</text:span></text:p>
            <text:p text:style-name="P29"><text:span text:style-name="T24">Tiempo: </text:span><text:span text:style-name="T26">15:30:14.516</text:span></text:p>
            <text:p text:style-name="P29"><text:span text:style-name="T24">Dinero disponible: 1000</text:span></text:p>
            <text:p text:style-name="P29"><text:span text:style-name="T24">Autor:Juan</text:span></text:p>
            <text:p text:style-name="P29"><text:span text:style-name="T24">----</text:span></text:p>
            <text:p text:style-name="P29"><text:span text:style-name="T24">----</text:span></text:p>
            <text:p text:style-name="P29"><text:span text:style-name="T24">Inicio operacion (discDinero resto: 350)</text:span></text:p>
            <text:p text:style-name="P29"><text:span text:style-name="T24">Cuenta: 1111</text:span></text:p>
            <text:p text:style-name="P29"><text:span text:style-name="T24">Tiempo: </text:span><text:span text:style-name="T26">15:30:14.516</text:span></text:p>
            <text:p text:style-name="P29"><text:span text:style-name="T24">Dinero disponible: 1000</text:span></text:p>
            <text:p text:style-name="P29"><text:span text:style-name="T24">Autor:Jose</text:span></text:p>
            <text:p text:style-name="P29"><text:span text:style-name="T24">----</text:span></text:p>
            <text:p text:style-name="P39"><text:span text:style-name="T29">----</text:span></text:p>
            <text:p text:style-name="P39"><text:span text:style-name="T29">Inicio operacion (addDinero sumo: 100)</text:span></text:p>
            <text:p text:style-name="P39"><text:span text:style-name="T29">Cuenta: 1111</text:span></text:p>
            <text:p text:style-name="P39"><text:span text:style-name="T29">Tiempo: </text:span><text:span text:style-name="T33">15:30:14.516</text:span></text:p>
            <text:p text:style-name="P39"><text:span text:style-name="T29">Dinero disponible: 1000</text:span></text:p>
            <text:p text:style-name="P39"><text:span text:style-name="T29">Autor:Juan</text:span></text:p>
            <text:p text:style-name="P39"><text:span text:style-name="T29">----</text:span></text:p>
            <text:p text:style-name="P39"><text:span text:style-name="T29">----</text:span></text:p>
            <text:p text:style-name="P39"><text:span text:style-name="T29">Inicio operacion (addDinero sumo: 50)</text:span></text:p>
            <text:p text:style-name="P39"><text:span text:style-name="T29">Cuenta: 1111</text:span></text:p>
            <text:p text:style-name="P39"><text:span text:style-name="T29">Tiempo: </text:span><text:span text:style-name="T33">15:30:14.516 →</text:span><text:span text:style-name="T34"> Los procesos entran todos juntos</text:span></text:p>
            <text:p text:style-name="P39"><text:span text:style-name="T29">Dinero disponible: 1000</text:span></text:p>
            <text:p text:style-name="P39"><text:span text:style-name="T29">Autor:Jose</text:span></text:p>
            <text:p text:style-name="P39"><text:span text:style-name="T29">----</text:span></text:p>
            <text:p text:style-name="P39"><text:span text:style-name="T29">----</text:span></text:p>
            <text:p text:style-name="P39"><text:span text:style-name="T29">Fin operacion (addDinero </text:span><text:span text:style-name="T33">sumé: 100</text:span><text:span text:style-name="T29">)</text:span></text:p>
            <text:p text:style-name="P39"><text:span text:style-name="T29">Cuenta: 1111</text:span></text:p>
            <text:p text:style-name="P39"><text:span text:style-name="T29">Tiempo: 15:30:14.556</text:span></text:p>
            <text:p text:style-name="P39"><text:span text:style-name="T29">Dinero disponible: </text:span><text:span text:style-name="T33">1150 →</text:span><text:span text:style-name="T34"> Se esperaba 1100</text:span></text:p>
            <text:p text:style-name="P39"><text:span text:style-name="T29">Autor:Juan</text:span></text:p>
            <text:p text:style-name="P39"><text:span text:style-name="T29">----</text:span></text:p>
            <text:p text:style-name="P29"><text:span text:style-name="T37">Juan Despositando $100 en cuenta nro. 1111</text:span></text:p>
          </table:table-cell>
          <table:table-cell table:style-name="Tabla5.B1" office:value-type="string">
            <text:p text:style-name="P45">Continuacion</text:p>
            <text:p text:style-name="P40"><text:span text:style-name="T29">----</text:span></text:p>
            <text:p text:style-name="P40"><text:span text:style-name="T29">Fin operacion (addDinero </text:span><text:span text:style-name="T33">sumé: 50</text:span><text:span text:style-name="T29">)</text:span></text:p>
            <text:p text:style-name="P40"><text:span text:style-name="T29">Cuenta: 1111</text:span></text:p>
            <text:p text:style-name="P40"><text:span text:style-name="T29">Tiempo: 15:30:14.556</text:span></text:p>
            <text:p text:style-name="P40"><text:span text:style-name="T29">Dinero disponible: </text:span><text:span text:style-name="T33">1150 →</text:span><text:span text:style-name="T34"> Se esperaba 1050</text:span></text:p>
            <text:p text:style-name="P40"><text:span text:style-name="T29">Autor:Jose</text:span></text:p>
            <text:p text:style-name="P40"><text:span text:style-name="T29">----</text:span></text:p>
            <text:p text:style-name="P40"><text:span text:style-name="T29">----</text:span></text:p>
            <text:p text:style-name="P40"><text:span text:style-name="T29">Inicio operacion (addDinero sumo: 100)</text:span></text:p>
            <text:p text:style-name="P40"><text:span text:style-name="T29">Cuenta: 1111</text:span></text:p>
            <text:p text:style-name="P40"><text:span text:style-name="T29">Tiempo: 15:30:14.556</text:span></text:p>
            <text:p text:style-name="P40"><text:span text:style-name="T29">Dinero disponible: 1150</text:span></text:p>
            <text:p text:style-name="P40"><text:span text:style-name="T29">Autor:Juan</text:span></text:p>
            <text:p text:style-name="P40"><text:span text:style-name="T29">----</text:span></text:p>
            <text:p text:style-name="P40"><text:span text:style-name="T29">Jose Despositando $50 en cuenta nro. 1111</text:span></text:p>
            <text:p text:style-name="P40"><text:span text:style-name="T29">----</text:span></text:p>
            <text:p text:style-name="P40"><text:span text:style-name="T29">Inicio operacion (addDinero sumo: 50)</text:span></text:p>
            <text:p text:style-name="P40"><text:span text:style-name="T29">Cuenta: 1111</text:span></text:p>
            <text:p text:style-name="P40"><text:span text:style-name="T29">Tiempo: 15:30:14.556</text:span></text:p>
            <text:p text:style-name="P40"><text:span text:style-name="T29">Dinero disponible: 1150</text:span></text:p>
            <text:p text:style-name="P40"><text:span text:style-name="T29">Autor:Jose</text:span></text:p>
            <text:p text:style-name="P40"><text:span text:style-name="T29">----</text:span></text:p>
            <text:p text:style-name="P40"><text:span text:style-name="T29">----</text:span></text:p>
            <text:p text:style-name="P40"><text:span text:style-name="T29">Fin operacion (addDinero sumé: 100)</text:span></text:p>
            <text:p text:style-name="P40"><text:span text:style-name="T29">Cuenta: 1111</text:span></text:p>
            <text:p text:style-name="P40"><text:span text:style-name="T29">Tiempo: 15:30:14.596</text:span></text:p>
            <text:p text:style-name="P40"><text:span text:style-name="T29">Dinero disponible: </text:span><text:span text:style-name="T33">1250 →</text:span><text:span text:style-name="T34"> Entró con 1150, valor correcto.</text:span></text:p>
            <text:p text:style-name="P40"><text:span text:style-name="T29">Autor:Juan</text:span></text:p>
            <text:p text:style-name="P40"><text:span text:style-name="T29">----</text:span></text:p>
            <text:p text:style-name="P30"><text:span text:style-name="T24">----</text:span></text:p>
            <text:p text:style-name="P30"><text:span text:style-name="T24">Fin operacion (discDinero resté: 350)</text:span></text:p>
            <text:p text:style-name="P30"><text:span text:style-name="T24">Cuenta: 1111Tiempo: 15:30:14.596</text:span></text:p>
            <text:p text:style-name="P30"><text:span text:style-name="T24">Dinero disponible: </text:span><text:span text:style-name="T26">1250 </text:span><text:span text:style-name="T27">Entró con 1000, se esperaba 650.</text:span></text:p>
            <text:p text:style-name="P30"><text:span text:style-name="T24">Autor:Jose</text:span></text:p>
            <text:p text:style-name="P46"><text:span text:style-name="T24">----</text:span></text:p>
            <text:p text:style-name="P29"><text:span text:style-name="T29"/></text:p>
            <text:p text:style-name="P73"><text:s/></text:p>
          </table:table-cell>
        </table:table-row>
      </table:table>
      <text:p text:style-name="P76"><text:soft-page-break/>b) Escribir una segunda versión de los procesos, de forma tal que el acceso al recurso compartido esté sincronizado. Explicar y justificar qué partes se deciden modificar </text:p>
      <text:p text:style-name="P74">Codigo en: .\TP2\src\main\java\jusacco\TP2\punto2\<text:span text:style-name="T38">con</text:span>Sync</text:p>
      <text:p text:style-name="P74">Main en: Banco.java</text:p>
      <text:p text:style-name="P25">Se agrego “synchronized (this.cuenta){}” a cada operación que modificaba los valores de la cuenta.</text:p>
      <text:p text:style-name="P26">Nota: se multiplico *10 los tiempos dados con el fin de poder visualizar la salida de una mejor manera (si se le da tiempos bajos, <text:span text:style-name="T39">es altamente probable que </text:span>el hilo <text:span text:style-name="T39">realice muchas</text:span> operaciones para un solo cliente, <text:span text:style-name="T39">sin dejar entrar a otro cliente</text:span>).</text:p>
      <text:p text:style-name="P27">Salida:</text:p>
      <table:table table:name="Tabla6" table:style-name="Tabla6">
        <table:table-column table:style-name="Tabla6.A"/>
        <table:table-column table:style-name="Tabla6.B"/>
        <table:table-row>
          <table:table-cell table:style-name="Tabla6.A1" office:value-type="string">
            <text:p text:style-name="P53"><text:span text:style-name="T18">Inicio</text:span></text:p>
            <text:p text:style-name="P38"><text:span text:style-name="T29">Pedro Despositando $200 en cuenta nro. 1111</text:span></text:p>
            <text:p text:style-name="P38"><text:span text:style-name="T29">----</text:span></text:p>
            <text:p text:style-name="P38"><text:span text:style-name="T29">Inicio operacion (addDinero sumo: 200)</text:span></text:p>
            <text:p text:style-name="P38"><text:span text:style-name="T29">Cuenta: 1111</text:span></text:p>
            <text:p text:style-name="P38"><text:span text:style-name="T29">Tiempo: 16:23:15.252</text:span></text:p>
            <text:p text:style-name="P38"><text:span text:style-name="T29">Dinero disponible: 1000</text:span></text:p>
            <text:p text:style-name="P38"><text:span text:style-name="T29">Autor:Pedro</text:span></text:p>
            <text:p text:style-name="P38"><text:span text:style-name="T29">----</text:span></text:p>
            <text:p text:style-name="P38"><text:span text:style-name="T29">----</text:span></text:p>
            <text:p text:style-name="P38"><text:span text:style-name="T29">Fin operacion (addDinero sumé: 200)</text:span></text:p>
            <text:p text:style-name="P38"><text:span text:style-name="T29">Cuenta: 1111</text:span></text:p>
            <text:p text:style-name="P38"><text:span text:style-name="T29">Tiempo: 16:23:15.652</text:span></text:p>
            <text:p text:style-name="P38"><text:span text:style-name="T29">Dinero disponible: 1200</text:span></text:p>
            <text:p text:style-name="P38"><text:span text:style-name="T29">Autor:Pedro</text:span></text:p>
            <text:p text:style-name="P38"><text:span text:style-name="T29">----</text:span></text:p>
            <text:p text:style-name="P38"><text:span text:style-name="T29">Pedro Despositando $200 en cuenta nro. 1111</text:span></text:p>
            <text:p text:style-name="P38"><text:span text:style-name="T29">----</text:span></text:p>
            <text:p text:style-name="P38"><text:span text:style-name="T29">Inicio operacion (addDinero sumo: 200)</text:span></text:p>
            <text:p text:style-name="P38"><text:span text:style-name="T29">Cuenta: 1111</text:span></text:p>
            <text:p text:style-name="P38"><text:span text:style-name="T29">Tiempo: 16:23:15.652</text:span></text:p>
            <text:p text:style-name="P38"><text:span text:style-name="T29">Dinero disponible: 1200</text:span></text:p>
            <text:p text:style-name="P38"><text:span text:style-name="T29">Autor:Pedro</text:span></text:p>
            <text:p text:style-name="P38"><text:span text:style-name="T29">----</text:span></text:p>
            <text:p text:style-name="P38"><text:span text:style-name="T29">----</text:span></text:p>
            <text:p text:style-name="P38"><text:span text:style-name="T29">Fin operacion (addDinero sumé: 200)</text:span></text:p>
            <text:p text:style-name="P38"><text:span text:style-name="T29">Cuenta: 1111</text:span></text:p>
            <text:p text:style-name="P38"><text:span text:style-name="T29">Tiempo: 16:23:16.053</text:span></text:p>
            <text:p text:style-name="P38"><text:span text:style-name="T29">Dinero disponible: 1400</text:span></text:p>
            <text:p text:style-name="P38"><text:span text:style-name="T29">Autor:Pedro</text:span></text:p>
            <text:p text:style-name="P38"><text:span text:style-name="T29">----</text:span></text:p>
            <text:p text:style-name="P38"><text:span text:style-name="T29">Pedro Despositando $200 en cuenta nro. 1111</text:span></text:p>
            <text:p text:style-name="P38"><text:span text:style-name="T29">----</text:span></text:p>
            <text:p text:style-name="P38"><text:span text:style-name="T29">Inicio operacion (addDinero sumo: 200)</text:span></text:p>
            <text:p text:style-name="P38"><text:span text:style-name="T29">Cuenta: 1111</text:span></text:p>
            <text:p text:style-name="P38"><text:span text:style-name="T29">Tiempo: 16:23:16.053</text:span></text:p>
            <text:p text:style-name="P38"><text:span text:style-name="T29">Dinero disponible: 1400</text:span></text:p>
            <text:p text:style-name="P38"><text:span text:style-name="T29">Autor:Pedro</text:span></text:p>
            <text:p text:style-name="P38"><text:span text:style-name="T29">----</text:span></text:p>
            <text:p text:style-name="P38"><text:span text:style-name="T29">----</text:span></text:p>
            <text:p text:style-name="P38"><text:span text:style-name="T29">Fin operacion (addDinero sumé: 200)</text:span></text:p>
            <text:p text:style-name="P38"><text:span text:style-name="T29">Cuenta: 1111</text:span></text:p>
            <text:p text:style-name="P38"><text:span text:style-name="T29">Tiempo: 16:23:16.453</text:span></text:p>
            <text:p text:style-name="P38"><text:span text:style-name="T29">Dinero disponible: 1600</text:span></text:p>
            <text:p text:style-name="P38"><text:span text:style-name="T29">Autor:Pedro</text:span></text:p>
            <text:p text:style-name="P38"><text:span text:style-name="T29">----</text:span></text:p>
          </table:table-cell>
          <table:table-cell table:style-name="Tabla6.B1" office:value-type="string">
            <text:p text:style-name="P54">Continuacion</text:p>
            <text:p text:style-name="P48"><text:span text:style-name="T32">Pedro Extrayendo $500 en cuenta nro. 1111</text:span></text:p>
            <text:p text:style-name="P28"><text:span text:style-name="T24">----</text:span></text:p>
            <text:p text:style-name="P28"><text:span text:style-name="T24">Inicio operacion (discDinero resto: 500)</text:span></text:p>
            <text:p text:style-name="P28"><text:span text:style-name="T24">Cuenta: 1111</text:span></text:p>
            <text:p text:style-name="P28"><text:span text:style-name="T24">Tiempo: 16:23:16.453</text:span></text:p>
            <text:p text:style-name="P28"><text:span text:style-name="T24">Dinero disponible: 1600</text:span></text:p>
            <text:p text:style-name="P28"><text:span text:style-name="T24">Autor:Pedro</text:span></text:p>
            <text:p text:style-name="P28"><text:span text:style-name="T24">----</text:span></text:p>
            <text:p text:style-name="P28"><text:span text:style-name="T24">----</text:span></text:p>
            <text:p text:style-name="P28"><text:span text:style-name="T24">Fin operacion (discDinero resté: 500)</text:span></text:p>
            <text:p text:style-name="P28"><text:span text:style-name="T24">Cuenta: 1111Tiempo: 16:23:17.254</text:span></text:p>
            <text:p text:style-name="P28"><text:span text:style-name="T24">Dinero disponible: 1100</text:span></text:p>
            <text:p text:style-name="P28"><text:span text:style-name="T24">Autor:Pedro</text:span></text:p>
            <text:p text:style-name="P28"><text:span text:style-name="T24">----</text:span></text:p>
            <text:p text:style-name="P28"><text:span text:style-name="T24">----</text:span></text:p>
            <text:p text:style-name="P28"><text:span text:style-name="T24">Inicio operacion (discDinero resto: 150)</text:span></text:p>
            <text:p text:style-name="P28"><text:span text:style-name="T24">Cuenta: 1111</text:span></text:p>
            <text:p text:style-name="P28"><text:span text:style-name="T24">Tiempo: 16:23:17.254</text:span></text:p>
            <text:p text:style-name="P28"><text:span text:style-name="T24">Dinero disponible: 1100</text:span></text:p>
            <text:p text:style-name="P28"><text:span text:style-name="T24">Autor:Juan</text:span></text:p>
            <text:p text:style-name="P34"><text:span text:style-name="T24">----</text:span></text:p>
            <text:p text:style-name="P44"><text:span text:style-name="T29">Juan Extrayendo $150 en cuenta nro. 1111</text:span></text:p>
            <text:p text:style-name="P28"><text:span text:style-name="T24">----</text:span></text:p>
            <text:p text:style-name="P28"><text:span text:style-name="T24">Fin operacion (discDinero resté: 150)</text:span></text:p>
            <text:p text:style-name="P28"><text:span text:style-name="T24">Cuenta: 1111Tiempo: 16:23:18.055</text:span></text:p>
            <text:p text:style-name="P28"><text:span text:style-name="T24">Dinero disponible: 950</text:span></text:p>
            <text:p text:style-name="P28"><text:span text:style-name="T24">Autor:Juan</text:span></text:p>
            <text:p text:style-name="P28"><text:span text:style-name="T24">----</text:span></text:p>
            <text:p text:style-name="P28"><text:span text:style-name="T37">Juan Extrayendo $150 en cuenta nro. 1111</text:span></text:p>
            <text:p text:style-name="P28"><text:span text:style-name="T24">----</text:span></text:p>
            <text:p text:style-name="P28"><text:span text:style-name="T24">Inicio operacion (discDinero resto: 150)</text:span></text:p>
            <text:p text:style-name="P28"><text:span text:style-name="T24">Cuenta: 1111</text:span></text:p>
            <text:p text:style-name="P28"><text:span text:style-name="T24">Tiempo: 16:23:18.055</text:span></text:p>
            <text:p text:style-name="P28"><text:span text:style-name="T24">Dinero disponible: 950</text:span></text:p>
            <text:p text:style-name="P28"><text:span text:style-name="T24">Autor:Juan</text:span></text:p>
            <text:p text:style-name="P28"><text:span text:style-name="T24">----</text:span></text:p>
            <text:p text:style-name="P34"><text:span text:style-name="T25">----</text:span></text:p>
            <text:p text:style-name="P34"><text:span text:style-name="T24">Fin operacion (discDinero resté: 150)</text:span></text:p>
            <text:p text:style-name="P28"><text:span text:style-name="T24">Cuenta: 1111Tiempo: 16:23:18.856</text:span></text:p>
            <text:p text:style-name="P28"><text:span text:style-name="T24">Dinero disponible: 800</text:span></text:p>
            <text:p text:style-name="P28"><text:span text:style-name="T24">Autor:Juan</text:span></text:p>
            <text:p text:style-name="P47"><text:span text:style-name="T24">----</text:span></text:p>
          </table:table-cell>
        </table:table-row>
      </table:table>
      <text:p text:style-name="P51"><text:span text:style-name="T22"/></text:p>
      <text:p text:style-name="P55"><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Alef" svg:font-family="Alef" style:font-pitch="variable"/>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1:58:59.372000000</meta:creation-date>
    <dc:date>2019-05-13T20:17:32.068000000</dc:date>
    <meta:editing-duration>PT18H8M49S</meta:editing-duration>
    <meta:editing-cycles>22</meta:editing-cycles>
    <meta:generator>LibreOffice/6.2.1.2$Windows_X86_64 LibreOffice_project/7bcb35dc3024a62dea0caee87020152d1ee96e71</meta:generator>
    <meta:document-statistic meta:table-count="6" meta:image-count="0" meta:object-count="0" meta:page-count="8" meta:paragraph-count="243" meta:word-count="1732" meta:character-count="10975" meta:non-whitespace-character-count="9497"/>
  </office:meta>
</office:document-meta>
</file>